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362800009F780000A49B9B6B77B.svm"/>
  <manifest:file-entry manifest:media-type="" manifest:full-path="Pictures/200013628000117C8000120D570BCC9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style>
    <style:style style:name="gr4" style:family="graphic" style:parent-style-name="standard">
      <style:graphic-properties draw:stroke="solid" svg:stroke-width="0.007cm" svg:stroke-color="#000000" draw:stroke-linejoin="round" draw:fill="solid" draw:fill-color="#99ff00" draw:textarea-horizontal-align="left" draw:textarea-vertical-align="top" draw:auto-grow-height="false" fo:padding-top="0.229cm" fo:padding-bottom="0.229cm" fo:padding-left="0.441cm" fo:padding-right="0.441cm" fo:wrap-option="no-wrap" draw:shadow="hidden"/>
    </style:style>
    <style:style style:name="gr5" style:family="graphic" style:parent-style-name="standard">
      <style:graphic-properties draw:stroke="none" draw:fill="solid" draw:fill-color="#99ff00" draw:textarea-horizontal-align="left" draw:textarea-vertical-align="top" draw:auto-grow-height="false" fo:padding-top="0.229cm" fo:padding-bottom="0.229cm" fo:padding-left="0.441cm" fo:padding-right="0.441cm" fo:wrap-option="no-wrap" draw:shadow="hidden"/>
    </style:style>
    <style:style style:name="gr6" style:family="graphic" style:parent-style-name="standard">
      <style:graphic-properties draw:stroke="none" draw:fill="solid" draw:fill-color="#91ff03" draw:textarea-horizontal-align="left" draw:textarea-vertical-align="top" draw:auto-grow-height="false" fo:padding-top="0.229cm" fo:padding-bottom="0.229cm" fo:padding-left="0.441cm" fo:padding-right="0.441cm" fo:wrap-option="no-wrap" draw:shadow="hidden"/>
    </style:style>
    <style:style style:name="gr7" style:family="graphic" style:parent-style-name="standard">
      <style:graphic-properties draw:stroke="none" draw:fill="solid" draw:fill-color="#87fa03" draw:textarea-horizontal-align="left" draw:textarea-vertical-align="top" draw:auto-grow-height="false" fo:padding-top="0.229cm" fo:padding-bottom="0.229cm" fo:padding-left="0.441cm" fo:padding-right="0.441cm" fo:wrap-option="no-wrap" draw:shadow="hidden"/>
    </style:style>
    <style:style style:name="gr8" style:family="graphic" style:parent-style-name="standard">
      <style:graphic-properties draw:stroke="none" draw:fill="solid" draw:fill-color="#80fa05" draw:textarea-horizontal-align="left" draw:textarea-vertical-align="top" draw:auto-grow-height="false" fo:padding-top="0.229cm" fo:padding-bottom="0.229cm" fo:padding-left="0.441cm" fo:padding-right="0.441cm" fo:wrap-option="no-wrap" draw:shadow="hidden"/>
    </style:style>
    <style:style style:name="gr9" style:family="graphic" style:parent-style-name="standard">
      <style:graphic-properties draw:stroke="none" draw:fill="solid" draw:fill-color="#78fa05" draw:textarea-horizontal-align="left" draw:textarea-vertical-align="top" draw:auto-grow-height="false" fo:padding-top="0.229cm" fo:padding-bottom="0.229cm" fo:padding-left="0.441cm" fo:padding-right="0.441cm" fo:wrap-option="no-wrap" draw:shadow="hidden"/>
    </style:style>
    <style:style style:name="gr10" style:family="graphic" style:parent-style-name="standard">
      <style:graphic-properties draw:stroke="none" draw:fill="solid" draw:fill-color="#70fa08" draw:textarea-horizontal-align="left" draw:textarea-vertical-align="top" draw:auto-grow-height="false" fo:padding-top="0.229cm" fo:padding-bottom="0.229cm" fo:padding-left="0.441cm" fo:padding-right="0.441cm" fo:wrap-option="no-wrap" draw:shadow="hidden"/>
    </style:style>
    <style:style style:name="gr11" style:family="graphic" style:parent-style-name="standard">
      <style:graphic-properties draw:stroke="none" draw:fill="solid" draw:fill-color="#69f50a" draw:textarea-horizontal-align="left" draw:textarea-vertical-align="top" draw:auto-grow-height="false" fo:padding-top="0.229cm" fo:padding-bottom="0.229cm" fo:padding-left="0.441cm" fo:padding-right="0.441cm" fo:wrap-option="no-wrap" draw:shadow="hidden"/>
    </style:style>
    <style:style style:name="gr12" style:family="graphic" style:parent-style-name="standard">
      <style:graphic-properties draw:stroke="none" draw:fill="solid" draw:fill-color="#61f50a" draw:textarea-horizontal-align="left" draw:textarea-vertical-align="top" draw:auto-grow-height="false" fo:padding-top="0.229cm" fo:padding-bottom="0.229cm" fo:padding-left="0.441cm" fo:padding-right="0.441cm" fo:wrap-option="no-wrap" draw:shadow="hidden"/>
    </style:style>
    <style:style style:name="gr13" style:family="graphic" style:parent-style-name="standard">
      <style:graphic-properties draw:stroke="none" draw:fill="solid" draw:fill-color="#59f50d" draw:textarea-horizontal-align="left" draw:textarea-vertical-align="top" draw:auto-grow-height="false" fo:padding-top="0.229cm" fo:padding-bottom="0.229cm" fo:padding-left="0.441cm" fo:padding-right="0.441cm" fo:wrap-option="no-wrap" draw:shadow="hidden"/>
    </style:style>
    <style:style style:name="gr14" style:family="graphic" style:parent-style-name="standard">
      <style:graphic-properties draw:stroke="none" draw:fill="solid" draw:fill-color="#52f00d" draw:textarea-horizontal-align="left" draw:textarea-vertical-align="top" draw:auto-grow-height="false" fo:padding-top="0.229cm" fo:padding-bottom="0.229cm" fo:padding-left="0.441cm" fo:padding-right="0.441cm" fo:wrap-option="no-wrap" draw:shadow="hidden"/>
    </style:style>
    <style:style style:name="gr15" style:family="graphic" style:parent-style-name="standard">
      <style:graphic-properties draw:stroke="none" draw:fill="solid" draw:fill-color="#4df00f" draw:textarea-horizontal-align="left" draw:textarea-vertical-align="top" draw:auto-grow-height="false" fo:padding-top="0.229cm" fo:padding-bottom="0.229cm" fo:padding-left="0.441cm" fo:padding-right="0.441cm" fo:wrap-option="no-wrap" draw:shadow="hidden"/>
    </style:style>
    <style:style style:name="gr16" style:family="graphic" style:parent-style-name="standard">
      <style:graphic-properties draw:stroke="none" draw:fill="solid" draw:fill-color="#47f012" draw:textarea-horizontal-align="left" draw:textarea-vertical-align="top" draw:auto-grow-height="false" fo:padding-top="0.229cm" fo:padding-bottom="0.229cm" fo:padding-left="0.441cm" fo:padding-right="0.441cm" fo:wrap-option="no-wrap" draw:shadow="hidden"/>
    </style:style>
    <style:style style:name="gr17" style:family="graphic" style:parent-style-name="standard">
      <style:graphic-properties draw:stroke="none" draw:fill="solid" draw:fill-color="#40f014" draw:textarea-horizontal-align="left" draw:textarea-vertical-align="top" draw:auto-grow-height="false" fo:padding-top="0.229cm" fo:padding-bottom="0.229cm" fo:padding-left="0.441cm" fo:padding-right="0.441cm" fo:wrap-option="no-wrap" draw:shadow="hidden"/>
    </style:style>
    <style:style style:name="gr18" style:family="graphic" style:parent-style-name="standard">
      <style:graphic-properties draw:stroke="none" draw:fill="solid" draw:fill-color="#38eb14" draw:textarea-horizontal-align="left" draw:textarea-vertical-align="top" draw:auto-grow-height="false" fo:padding-top="0.229cm" fo:padding-bottom="0.229cm" fo:padding-left="0.441cm" fo:padding-right="0.441cm" fo:wrap-option="no-wrap" draw:shadow="hidden"/>
    </style:style>
    <style:style style:name="gr19" style:family="graphic" style:parent-style-name="standard">
      <style:graphic-properties draw:stroke="none" draw:fill="solid" draw:fill-color="#33eb14" draw:textarea-horizontal-align="left" draw:textarea-vertical-align="top" draw:auto-grow-height="false" fo:padding-top="0.229cm" fo:padding-bottom="0.229cm" fo:padding-left="0.441cm" fo:padding-right="0.441cm" fo:wrap-option="no-wrap" draw:shadow="hidden"/>
    </style:style>
    <style:style style:name="gr20" style:family="graphic" style:parent-style-name="standard">
      <style:graphic-properties draw:stroke="none" draw:fill="solid" draw:fill-color="#2beb17" draw:textarea-horizontal-align="left" draw:textarea-vertical-align="top" draw:auto-grow-height="false" fo:padding-top="0.229cm" fo:padding-bottom="0.229cm" fo:padding-left="0.441cm" fo:padding-right="0.441cm" fo:wrap-option="no-wrap" draw:shadow="hidden"/>
    </style:style>
    <style:style style:name="gr21" style:family="graphic" style:parent-style-name="standard">
      <style:graphic-properties draw:stroke="none" draw:fill="solid" draw:fill-color="#26eb1a" draw:textarea-horizontal-align="left" draw:textarea-vertical-align="top" draw:auto-grow-height="false" fo:padding-top="0.229cm" fo:padding-bottom="0.229cm" fo:padding-left="0.441cm" fo:padding-right="0.441cm" fo:wrap-option="no-wrap" draw:shadow="hidden"/>
    </style:style>
    <style:style style:name="gr22" style:family="graphic" style:parent-style-name="standard">
      <style:graphic-properties draw:stroke="none" draw:fill="solid" draw:fill-color="#21e81a" draw:textarea-horizontal-align="left" draw:textarea-vertical-align="top" draw:auto-grow-height="false" fo:padding-top="0.229cm" fo:padding-bottom="0.229cm" fo:padding-left="0.441cm" fo:padding-right="0.441cm" fo:wrap-option="no-wrap" draw:shadow="hidden"/>
    </style:style>
    <style:style style:name="gr23" style:family="graphic" style:parent-style-name="standard">
      <style:graphic-properties draw:stroke="none" draw:fill="solid" draw:fill-color="#1ce81c" draw:textarea-horizontal-align="left" draw:textarea-vertical-align="top" draw:auto-grow-height="false" fo:padding-top="0.229cm" fo:padding-bottom="0.229cm" fo:padding-left="0.441cm" fo:padding-right="0.441cm" fo:wrap-option="no-wrap" draw:shadow="hidden"/>
    </style:style>
    <style:style style:name="gr24" style:family="graphic" style:parent-style-name="standard">
      <style:graphic-properties draw:stroke="none" draw:fill="solid" draw:fill-color="#1ce324" draw:textarea-horizontal-align="left" draw:textarea-vertical-align="top" draw:auto-grow-height="false" fo:padding-top="0.229cm" fo:padding-bottom="0.229cm" fo:padding-left="0.441cm" fo:padding-right="0.441cm" fo:wrap-option="no-wrap" draw:shadow="hidden"/>
    </style:style>
    <style:style style:name="gr25" style:family="graphic" style:parent-style-name="standard">
      <style:graphic-properties draw:stroke="none" draw:fill="solid" draw:fill-color="#1fe32e" draw:textarea-horizontal-align="left" draw:textarea-vertical-align="top" draw:auto-grow-height="false" fo:padding-top="0.229cm" fo:padding-bottom="0.229cm" fo:padding-left="0.441cm" fo:padding-right="0.441cm" fo:wrap-option="no-wrap" draw:shadow="hidden"/>
    </style:style>
    <style:style style:name="gr26" style:family="graphic" style:parent-style-name="standard">
      <style:graphic-properties draw:stroke="none" draw:fill="solid" draw:fill-color="#21de3d" draw:textarea-horizontal-align="left" draw:textarea-vertical-align="top" draw:auto-grow-height="false" fo:padding-top="0.229cm" fo:padding-bottom="0.229cm" fo:padding-left="0.441cm" fo:padding-right="0.441cm" fo:wrap-option="no-wrap" draw:shadow="hidden"/>
    </style:style>
    <style:style style:name="gr27" style:family="graphic" style:parent-style-name="standard">
      <style:graphic-properties draw:stroke="none" draw:fill="solid" draw:fill-color="#24de4d" draw:textarea-horizontal-align="left" draw:textarea-vertical-align="top" draw:auto-grow-height="false" fo:padding-top="0.229cm" fo:padding-bottom="0.229cm" fo:padding-left="0.441cm" fo:padding-right="0.441cm" fo:wrap-option="no-wrap" draw:shadow="hidden"/>
    </style:style>
    <style:style style:name="gr28" style:family="graphic" style:parent-style-name="standard">
      <style:graphic-properties draw:stroke="none" draw:fill="solid" draw:fill-color="#26d959" draw:textarea-horizontal-align="left" draw:textarea-vertical-align="top" draw:auto-grow-height="false" fo:padding-top="0.229cm" fo:padding-bottom="0.229cm" fo:padding-left="0.441cm" fo:padding-right="0.441cm" fo:wrap-option="no-wrap" draw:shadow="hidden"/>
    </style:style>
    <style:style style:name="gr29" style:family="graphic" style:parent-style-name="standard">
      <style:graphic-properties draw:stroke="none" draw:fill="solid" draw:fill-color="#29d966" draw:textarea-horizontal-align="left" draw:textarea-vertical-align="top" draw:auto-grow-height="false" fo:padding-top="0.229cm" fo:padding-bottom="0.229cm" fo:padding-left="0.441cm" fo:padding-right="0.441cm" fo:wrap-option="no-wrap" draw:shadow="hidden"/>
    </style:style>
    <style:style style:name="gr30" style:family="graphic" style:parent-style-name="standard">
      <style:graphic-properties draw:stroke="none" draw:fill="solid" draw:fill-color="#2bd470" draw:textarea-horizontal-align="left" draw:textarea-vertical-align="top" draw:auto-grow-height="false" fo:padding-top="0.229cm" fo:padding-bottom="0.229cm" fo:padding-left="0.441cm" fo:padding-right="0.441cm" fo:wrap-option="no-wrap" draw:shadow="hidden"/>
    </style:style>
    <style:style style:name="gr31" style:family="graphic" style:parent-style-name="standard">
      <style:graphic-properties draw:stroke="none" draw:fill="solid" draw:fill-color="#2ed47a" draw:textarea-horizontal-align="left" draw:textarea-vertical-align="top" draw:auto-grow-height="false" fo:padding-top="0.229cm" fo:padding-bottom="0.229cm" fo:padding-left="0.441cm" fo:padding-right="0.441cm" fo:wrap-option="no-wrap" draw:shadow="hidden"/>
    </style:style>
    <style:style style:name="gr32" style:family="graphic" style:parent-style-name="standard">
      <style:graphic-properties draw:stroke="none" draw:fill="solid" draw:fill-color="#2ed182" draw:textarea-horizontal-align="left" draw:textarea-vertical-align="top" draw:auto-grow-height="false" fo:padding-top="0.229cm" fo:padding-bottom="0.229cm" fo:padding-left="0.441cm" fo:padding-right="0.441cm" fo:wrap-option="no-wrap" draw:shadow="hidden"/>
    </style:style>
    <style:style style:name="gr33" style:family="graphic" style:parent-style-name="standard">
      <style:graphic-properties draw:stroke="none" draw:fill="solid" draw:fill-color="#30cf8f" draw:textarea-horizontal-align="left" draw:textarea-vertical-align="top" draw:auto-grow-height="false" fo:padding-top="0.229cm" fo:padding-bottom="0.229cm" fo:padding-left="0.441cm" fo:padding-right="0.441cm" fo:wrap-option="no-wrap" draw:shadow="hidden"/>
    </style:style>
    <style:style style:name="gr34" style:family="graphic" style:parent-style-name="standard">
      <style:graphic-properties draw:stroke="none" draw:fill="solid" draw:fill-color="#33cc99" draw:textarea-horizontal-align="left" draw:textarea-vertical-align="top" draw:auto-grow-height="false" fo:padding-top="0.229cm" fo:padding-bottom="0.229cm" fo:padding-left="0.441cm" fo:padding-right="0.441cm" fo:wrap-option="no-wrap" draw:shadow="hidden"/>
    </style:style>
    <style:style style:name="gr35" style:family="graphic" style:parent-style-name="standard">
      <style:graphic-properties draw:stroke="solid" svg:stroke-width="0.007cm" svg:stroke-color="#000000" draw:stroke-linejoin="round" draw:fill="none" draw:fill-color="#ffffff" draw:textarea-horizontal-align="left" draw:textarea-vertical-align="top" draw:auto-grow-height="false" fo:padding-top="0.229cm" fo:padding-bottom="0.229cm" fo:padding-left="0.441cm" fo:padding-right="0.441cm" fo:wrap-option="no-wrap" draw:shadow="hidden"/>
    </style:style>
    <style:style style:name="gr36" style:family="graphic" style:parent-style-name="standard">
      <style:graphic-properties draw:stroke="solid" svg:stroke-width="0.007cm" svg:stroke-color="#000000" draw:stroke-linejoin="round" draw:fill="solid" draw:fill-color="#fad9c7" draw:textarea-horizontal-align="left" draw:textarea-vertical-align="top" draw:auto-grow-height="false" fo:padding-top="0.229cm" fo:padding-bottom="0.229cm" fo:padding-left="0.441cm" fo:padding-right="0.441cm" fo:wrap-option="no-wrap" draw:shadow="hidden"/>
    </style:style>
    <style:style style:name="gr37" style:family="graphic" style:parent-style-name="standard">
      <style:graphic-properties draw:stroke="solid" svg:stroke-width="0.007cm" svg:stroke-color="#000000" draw:stroke-linejoin="round" draw:fill="solid" draw:fill-color="#cc3300" draw:textarea-horizontal-align="left" draw:textarea-vertical-align="top" draw:auto-grow-height="false" fo:padding-top="0.229cm" fo:padding-bottom="0.229cm" fo:padding-left="0.441cm" fo:padding-right="0.441cm" fo:wrap-option="no-wrap" draw:shadow="hidden"/>
    </style:style>
    <style:style style:name="gr38" style:family="graphic" style:parent-style-name="standard">
      <style:graphic-properties draw:stroke="solid" svg:stroke-width="0.007cm" svg:stroke-color="#000000" draw:stroke-linejoin="round" draw:fill="solid" draw:fill-color="#669966" draw:textarea-horizontal-align="left" draw:textarea-vertical-align="top" draw:auto-grow-height="false" fo:padding-top="0.229cm" fo:padding-bottom="0.229cm" fo:padding-left="0.441cm" fo:padding-right="0.441cm" fo:wrap-option="no-wrap" draw:shadow="hidden"/>
    </style:style>
    <style:style style:name="gr39" style:family="graphic" style:parent-style-name="standard">
      <style:graphic-properties draw:stroke="none" draw:fill="solid" draw:fill-color="#c7ff66" draw:textarea-horizontal-align="left" draw:textarea-vertical-align="top" draw:auto-grow-height="false" fo:padding-top="0.229cm" fo:padding-bottom="0.229cm" fo:padding-left="0.441cm" fo:padding-right="0.441cm" fo:wrap-option="no-wrap" draw:shadow="hidden"/>
    </style:style>
    <style:style style:name="gr40" style:family="graphic" style:parent-style-name="standard">
      <style:graphic-properties draw:stroke="none" draw:fill="solid" draw:fill-color="#bffa63" draw:textarea-horizontal-align="left" draw:textarea-vertical-align="top" draw:auto-grow-height="false" fo:padding-top="0.229cm" fo:padding-bottom="0.229cm" fo:padding-left="0.441cm" fo:padding-right="0.441cm" fo:wrap-option="no-wrap" draw:shadow="hidden"/>
    </style:style>
    <style:style style:name="gr41" style:family="graphic" style:parent-style-name="standard">
      <style:graphic-properties draw:stroke="none" draw:fill="solid" draw:fill-color="#b8fa61" draw:textarea-horizontal-align="left" draw:textarea-vertical-align="top" draw:auto-grow-height="false" fo:padding-top="0.229cm" fo:padding-bottom="0.229cm" fo:padding-left="0.441cm" fo:padding-right="0.441cm" fo:wrap-option="no-wrap" draw:shadow="hidden"/>
    </style:style>
    <style:style style:name="gr42" style:family="graphic" style:parent-style-name="standard">
      <style:graphic-properties draw:stroke="none" draw:fill="solid" draw:fill-color="#b3fa61" draw:textarea-horizontal-align="left" draw:textarea-vertical-align="top" draw:auto-grow-height="false" fo:padding-top="0.229cm" fo:padding-bottom="0.229cm" fo:padding-left="0.441cm" fo:padding-right="0.441cm" fo:wrap-option="no-wrap" draw:shadow="hidden"/>
    </style:style>
    <style:style style:name="gr43" style:family="graphic" style:parent-style-name="standard">
      <style:graphic-properties draw:stroke="none" draw:fill="solid" draw:fill-color="#abfa61" draw:textarea-horizontal-align="left" draw:textarea-vertical-align="top" draw:auto-grow-height="false" fo:padding-top="0.229cm" fo:padding-bottom="0.229cm" fo:padding-left="0.441cm" fo:padding-right="0.441cm" fo:wrap-option="no-wrap" draw:shadow="hidden"/>
    </style:style>
    <style:style style:name="gr44" style:family="graphic" style:parent-style-name="standard">
      <style:graphic-properties draw:stroke="none" draw:fill="solid" draw:fill-color="#a3f55e" draw:textarea-horizontal-align="left" draw:textarea-vertical-align="top" draw:auto-grow-height="false" fo:padding-top="0.229cm" fo:padding-bottom="0.229cm" fo:padding-left="0.441cm" fo:padding-right="0.441cm" fo:wrap-option="no-wrap" draw:shadow="hidden"/>
    </style:style>
    <style:style style:name="gr45" style:family="graphic" style:parent-style-name="standard">
      <style:graphic-properties draw:stroke="none" draw:fill="solid" draw:fill-color="#9ef55c" draw:textarea-horizontal-align="left" draw:textarea-vertical-align="top" draw:auto-grow-height="false" fo:padding-top="0.229cm" fo:padding-bottom="0.229cm" fo:padding-left="0.441cm" fo:padding-right="0.441cm" fo:wrap-option="no-wrap" draw:shadow="hidden"/>
    </style:style>
    <style:style style:name="gr46" style:family="graphic" style:parent-style-name="standard">
      <style:graphic-properties draw:stroke="none" draw:fill="solid" draw:fill-color="#99f559" draw:textarea-horizontal-align="left" draw:textarea-vertical-align="top" draw:auto-grow-height="false" fo:padding-top="0.229cm" fo:padding-bottom="0.229cm" fo:padding-left="0.441cm" fo:padding-right="0.441cm" fo:wrap-option="no-wrap" draw:shadow="hidden"/>
    </style:style>
    <style:style style:name="gr47" style:family="graphic" style:parent-style-name="standard">
      <style:graphic-properties draw:stroke="none" draw:fill="solid" draw:fill-color="#91f059" draw:textarea-horizontal-align="left" draw:textarea-vertical-align="top" draw:auto-grow-height="false" fo:padding-top="0.229cm" fo:padding-bottom="0.229cm" fo:padding-left="0.441cm" fo:padding-right="0.441cm" fo:wrap-option="no-wrap" draw:shadow="hidden"/>
    </style:style>
    <style:style style:name="gr48" style:family="graphic" style:parent-style-name="standard">
      <style:graphic-properties draw:stroke="none" draw:fill="solid" draw:fill-color="#87f054" draw:textarea-horizontal-align="left" draw:textarea-vertical-align="top" draw:auto-grow-height="false" fo:padding-top="0.229cm" fo:padding-bottom="0.229cm" fo:padding-left="0.441cm" fo:padding-right="0.441cm" fo:wrap-option="no-wrap" draw:shadow="hidden"/>
    </style:style>
    <style:style style:name="gr49" style:family="graphic" style:parent-style-name="standard">
      <style:graphic-properties draw:stroke="none" draw:fill="solid" draw:fill-color="#82f054" draw:textarea-horizontal-align="left" draw:textarea-vertical-align="top" draw:auto-grow-height="false" fo:padding-top="0.229cm" fo:padding-bottom="0.229cm" fo:padding-left="0.441cm" fo:padding-right="0.441cm" fo:wrap-option="no-wrap" draw:shadow="hidden"/>
    </style:style>
    <style:style style:name="gr50" style:family="graphic" style:parent-style-name="standard">
      <style:graphic-properties draw:stroke="none" draw:fill="solid" draw:fill-color="#7df054" draw:textarea-horizontal-align="left" draw:textarea-vertical-align="top" draw:auto-grow-height="false" fo:padding-top="0.229cm" fo:padding-bottom="0.229cm" fo:padding-left="0.441cm" fo:padding-right="0.441cm" fo:wrap-option="no-wrap" draw:shadow="hidden"/>
    </style:style>
    <style:style style:name="gr51" style:family="graphic" style:parent-style-name="standard">
      <style:graphic-properties draw:stroke="none" draw:fill="solid" draw:fill-color="#75eb52" draw:textarea-horizontal-align="left" draw:textarea-vertical-align="top" draw:auto-grow-height="false" fo:padding-top="0.229cm" fo:padding-bottom="0.229cm" fo:padding-left="0.441cm" fo:padding-right="0.441cm" fo:wrap-option="no-wrap" draw:shadow="hidden"/>
    </style:style>
    <style:style style:name="gr52" style:family="graphic" style:parent-style-name="standard">
      <style:graphic-properties draw:stroke="none" draw:fill="solid" draw:fill-color="#6beb52" draw:textarea-horizontal-align="left" draw:textarea-vertical-align="top" draw:auto-grow-height="false" fo:padding-top="0.229cm" fo:padding-bottom="0.229cm" fo:padding-left="0.441cm" fo:padding-right="0.441cm" fo:wrap-option="no-wrap" draw:shadow="hidden"/>
    </style:style>
    <style:style style:name="gr53" style:family="graphic" style:parent-style-name="standard">
      <style:graphic-properties draw:stroke="none" draw:fill="solid" draw:fill-color="#66eb4f" draw:textarea-horizontal-align="left" draw:textarea-vertical-align="top" draw:auto-grow-height="false" fo:padding-top="0.229cm" fo:padding-bottom="0.229cm" fo:padding-left="0.441cm" fo:padding-right="0.441cm" fo:wrap-option="no-wrap" draw:shadow="hidden"/>
    </style:style>
    <style:style style:name="gr54" style:family="graphic" style:parent-style-name="standard">
      <style:graphic-properties draw:stroke="none" draw:fill="solid" draw:fill-color="#61eb4f" draw:textarea-horizontal-align="left" draw:textarea-vertical-align="top" draw:auto-grow-height="false" fo:padding-top="0.229cm" fo:padding-bottom="0.229cm" fo:padding-left="0.441cm" fo:padding-right="0.441cm" fo:wrap-option="no-wrap" draw:shadow="hidden"/>
    </style:style>
    <style:style style:name="gr55" style:family="graphic" style:parent-style-name="standard">
      <style:graphic-properties draw:stroke="none" draw:fill="solid" draw:fill-color="#59e84d" draw:textarea-horizontal-align="left" draw:textarea-vertical-align="top" draw:auto-grow-height="false" fo:padding-top="0.229cm" fo:padding-bottom="0.229cm" fo:padding-left="0.441cm" fo:padding-right="0.441cm" fo:wrap-option="no-wrap" draw:shadow="hidden"/>
    </style:style>
    <style:style style:name="gr56" style:family="graphic" style:parent-style-name="standard">
      <style:graphic-properties draw:stroke="none" draw:fill="solid" draw:fill-color="#54e84d" draw:textarea-horizontal-align="left" draw:textarea-vertical-align="top" draw:auto-grow-height="false" fo:padding-top="0.229cm" fo:padding-bottom="0.229cm" fo:padding-left="0.441cm" fo:padding-right="0.441cm" fo:wrap-option="no-wrap" draw:shadow="hidden"/>
    </style:style>
    <style:style style:name="gr57" style:family="graphic" style:parent-style-name="standard">
      <style:graphic-properties draw:stroke="none" draw:fill="solid" draw:fill-color="#47e347" draw:textarea-horizontal-align="left" draw:textarea-vertical-align="top" draw:auto-grow-height="false" fo:padding-top="0.229cm" fo:padding-bottom="0.229cm" fo:padding-left="0.441cm" fo:padding-right="0.441cm" fo:wrap-option="no-wrap" draw:shadow="hidden"/>
    </style:style>
    <style:style style:name="gr58" style:family="graphic" style:parent-style-name="standard">
      <style:graphic-properties draw:stroke="none" draw:fill="solid" draw:fill-color="#4ae354" draw:textarea-horizontal-align="left" draw:textarea-vertical-align="top" draw:auto-grow-height="false" fo:padding-top="0.229cm" fo:padding-bottom="0.229cm" fo:padding-left="0.441cm" fo:padding-right="0.441cm" fo:wrap-option="no-wrap" draw:shadow="hidden"/>
    </style:style>
    <style:style style:name="gr59" style:family="graphic" style:parent-style-name="standard">
      <style:graphic-properties draw:stroke="none" draw:fill="solid" draw:fill-color="#47de59" draw:textarea-horizontal-align="left" draw:textarea-vertical-align="top" draw:auto-grow-height="false" fo:padding-top="0.229cm" fo:padding-bottom="0.229cm" fo:padding-left="0.441cm" fo:padding-right="0.441cm" fo:wrap-option="no-wrap" draw:shadow="hidden"/>
    </style:style>
    <style:style style:name="gr60" style:family="graphic" style:parent-style-name="standard">
      <style:graphic-properties draw:stroke="none" draw:fill="solid" draw:fill-color="#45de63" draw:textarea-horizontal-align="left" draw:textarea-vertical-align="top" draw:auto-grow-height="false" fo:padding-top="0.229cm" fo:padding-bottom="0.229cm" fo:padding-left="0.441cm" fo:padding-right="0.441cm" fo:wrap-option="no-wrap" draw:shadow="hidden"/>
    </style:style>
    <style:style style:name="gr61" style:family="graphic" style:parent-style-name="standard">
      <style:graphic-properties draw:stroke="none" draw:fill="solid" draw:fill-color="#42d96b" draw:textarea-horizontal-align="left" draw:textarea-vertical-align="top" draw:auto-grow-height="false" fo:padding-top="0.229cm" fo:padding-bottom="0.229cm" fo:padding-left="0.441cm" fo:padding-right="0.441cm" fo:wrap-option="no-wrap" draw:shadow="hidden"/>
    </style:style>
    <style:style style:name="gr62" style:family="graphic" style:parent-style-name="standard">
      <style:graphic-properties draw:stroke="none" draw:fill="solid" draw:fill-color="#40d973" draw:textarea-horizontal-align="left" draw:textarea-vertical-align="top" draw:auto-grow-height="false" fo:padding-top="0.229cm" fo:padding-bottom="0.229cm" fo:padding-left="0.441cm" fo:padding-right="0.441cm" fo:wrap-option="no-wrap" draw:shadow="hidden"/>
    </style:style>
    <style:style style:name="gr63" style:family="graphic" style:parent-style-name="standard">
      <style:graphic-properties draw:stroke="none" draw:fill="solid" draw:fill-color="#3dd47a" draw:textarea-horizontal-align="left" draw:textarea-vertical-align="top" draw:auto-grow-height="false" fo:padding-top="0.229cm" fo:padding-bottom="0.229cm" fo:padding-left="0.441cm" fo:padding-right="0.441cm" fo:wrap-option="no-wrap" draw:shadow="hidden"/>
    </style:style>
    <style:style style:name="gr64" style:family="graphic" style:parent-style-name="standard">
      <style:graphic-properties draw:stroke="none" draw:fill="solid" draw:fill-color="#3bd482" draw:textarea-horizontal-align="left" draw:textarea-vertical-align="top" draw:auto-grow-height="false" fo:padding-top="0.229cm" fo:padding-bottom="0.229cm" fo:padding-left="0.441cm" fo:padding-right="0.441cm" fo:wrap-option="no-wrap" draw:shadow="hidden"/>
    </style:style>
    <style:style style:name="gr65" style:family="graphic" style:parent-style-name="standard">
      <style:graphic-properties draw:stroke="none" draw:fill="solid" draw:fill-color="#38d18a" draw:textarea-horizontal-align="left" draw:textarea-vertical-align="top" draw:auto-grow-height="false" fo:padding-top="0.229cm" fo:padding-bottom="0.229cm" fo:padding-left="0.441cm" fo:padding-right="0.441cm" fo:wrap-option="no-wrap" draw:shadow="hidden"/>
    </style:style>
    <style:style style:name="gr66" style:family="graphic" style:parent-style-name="standard">
      <style:graphic-properties draw:stroke="none" draw:fill="solid" draw:fill-color="#36cf91" draw:textarea-horizontal-align="left" draw:textarea-vertical-align="top" draw:auto-grow-height="false" fo:padding-top="0.229cm" fo:padding-bottom="0.229cm" fo:padding-left="0.441cm" fo:padding-right="0.441cm" fo:wrap-option="no-wrap" draw:shadow="hidden"/>
    </style:style>
    <style:style style:name="gr67" style:family="graphic" style:parent-style-name="standard">
      <style:graphic-properties draw:stroke="none" draw:fill="solid" draw:fill-color="#ccff66" draw:textarea-horizontal-align="left" draw:textarea-vertical-align="top" draw:auto-grow-height="false" fo:padding-top="0.229cm" fo:padding-bottom="0.229cm" fo:padding-left="0.441cm" fo:padding-right="0.441cm" fo:wrap-option="no-wrap" draw:shadow="hidden"/>
    </style:style>
    <style:style style:name="P1" style:family="paragraph">
      <style:paragraph-properties fo:text-align="center"/>
    </style:style>
    <style:style style:name="P2" style:family="paragraph">
      <style:paragraph-properties fo:margin-left="0cm" fo:margin-right="0cm" fo:margin-top="0cm" fo:margin-bottom="0cm" fo:line-height="100%" text:enable-numbering="false" fo:text-indent="0cm" style:writing-mode="lr-tb"/>
      <style:text-properties style:use-window-font-color="true" style:text-outline="false" style:text-line-through-style="none" fo:font-family="Arial" style:font-family-generic="roman" style:font-pitch="variable" fo:font-size="12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P3" style:family="paragraph">
      <style:paragraph-properties fo:text-align="center" style:writing-mode="lr-tb"/>
      <style:text-properties fo:font-size="24pt"/>
    </style:style>
    <style:style style:name="P4" style:family="paragraph">
      <style:paragraph-properties style:writing-mode="lr-tb"/>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ברירת_20_מחדל">
        <office:forms form:automatic-focus="false" form:apply-design-mode="false"/>
        <draw:frame draw:style-name="gr1" draw:text-style-name="P1" draw:layer="layout" svg:width="9.999cm" svg:height="9.999cm" svg:x="0cm" svg:y="0cm">
          <draw:image xlink:href="Pictures/20001362800009F780000A49B9B6B77B.svm" xlink:type="simple" xlink:show="embed" xlink:actuate="onLoad">
            <text:p/>
          </draw:image>
        </draw:frame>
        <draw:frame draw:style-name="gr1" draw:text-style-name="P1" draw:layer="layout" svg:width="2147479.173cm" svg:height="2147479.028cm" draw:transform="rotate (3.14159265358979) translate (-1073729.074cm -1073728.968cm)">
          <draw:image xlink:href="Pictures/200013628000117C8000120D570BCC90.svm" xlink:type="simple" xlink:show="embed" xlink:actuate="onLoad">
            <text:p/>
          </draw:image>
        </draw:frame>
        <draw:g>
          <draw:custom-shape draw:style-name="gr2" draw:text-style-name="P2" draw:layer="layout" svg:width="0.003cm" svg:height="0.004cm" svg:x="9.947cm" svg:y="9.122cm">
            <text:p/>
            <draw:enhanced-geometry svg:viewBox="0 0 0 2" draw:type="non-primitive" draw:enhanced-path="M 0 2 L 0 0 0 2 0 2 0 2 Z N"/>
          </draw:custom-shape>
          <draw:g>
            <draw:rect draw:style-name="gr3" draw:text-style-name="P3" draw:layer="layout" svg:width="3.234cm" svg:height="3.135cm" svg:x="9.353cm" svg:y="6.177cm">
              <text:p/>
            </draw:rect>
            <draw:custom-shape draw:style-name="gr4" draw:text-style-name="P4" draw:layer="layout" svg:width="0.152cm" svg:height="0.422cm" svg:x="11.151cm" svg:y="7.163cm">
              <text:p/>
              <draw:enhanced-geometry svg:viewBox="0 0 86 239" draw:type="non-primitive" draw:enhanced-path="M 0 239 L 6 113 17 54 44 0 49 1 86 239 0 239 0 239 Z N"/>
            </draw:custom-shape>
            <draw:custom-shape draw:style-name="gr5" draw:text-style-name="P4" draw:layer="layout" svg:width="0.017cm" svg:height="0.064cm" svg:x="10.311cm" svg:y="6.309cm">
              <text:p/>
              <draw:enhanced-geometry svg:viewBox="0 0 9 36" draw:type="non-primitive" draw:enhanced-path="M 9 36 L 0 36 6 0 6 0 9 36 9 36 Z N"/>
            </draw:custom-shape>
            <draw:custom-shape draw:style-name="gr6" draw:text-style-name="P4" draw:layer="layout" svg:width="0.02cm" svg:height="0.073cm" svg:x="10.309cm" svg:y="6.334cm">
              <text:p/>
              <draw:enhanced-geometry svg:viewBox="0 0 11 41" draw:type="non-primitive" draw:enhanced-path="M 6 0 L 8 0 11 41 0 41 6 0 6 0 Z N"/>
            </draw:custom-shape>
            <draw:custom-shape draw:style-name="gr7" draw:text-style-name="P4" draw:layer="layout" svg:width="0.029cm" svg:height="0.07cm" svg:x="10.306cm" svg:y="6.373cm">
              <text:p/>
              <draw:enhanced-geometry svg:viewBox="0 0 16 39" draw:type="non-primitive" draw:enhanced-path="M 3 0 L 12 0 16 37 0 39 3 0 3 0 Z N"/>
            </draw:custom-shape>
            <draw:custom-shape draw:style-name="gr8" draw:text-style-name="P4" draw:layer="layout" svg:width="0.04cm" svg:height="0.071cm" svg:x="10.299cm" svg:y="6.406cm">
              <text:p/>
              <draw:enhanced-geometry svg:viewBox="0 0 22 40" draw:type="non-primitive" draw:enhanced-path="M 6 0 L 17 0 22 40 0 40 6 0 6 0 Z N"/>
            </draw:custom-shape>
            <draw:custom-shape draw:style-name="gr9" draw:text-style-name="P4" draw:layer="layout" svg:width="0.043cm" svg:height="0.075cm" svg:x="10.297cm" svg:y="6.438cm">
              <text:p/>
              <draw:enhanced-geometry svg:viewBox="0 0 24 42" draw:type="non-primitive" draw:enhanced-path="M 5 2 L 21 0 24 41 0 42 5 2 5 2 Z N"/>
            </draw:custom-shape>
            <draw:custom-shape draw:style-name="gr10" draw:text-style-name="P4" draw:layer="layout" svg:width="0.05cm" svg:height="0.07cm" svg:x="10.293cm" svg:y="6.477cm">
              <text:p/>
              <draw:enhanced-geometry svg:viewBox="0 0 28 39" draw:type="non-primitive" draw:enhanced-path="M 3 0 L 25 0 28 37 0 39 3 0 3 0 Z N"/>
            </draw:custom-shape>
            <draw:custom-shape draw:style-name="gr11" draw:text-style-name="P4" draw:layer="layout" svg:width="0.057cm" svg:height="0.073cm" svg:x="10.288cm" svg:y="6.51cm">
              <text:p/>
              <draw:enhanced-geometry svg:viewBox="0 0 32 41" draw:type="non-primitive" draw:enhanced-path="M 5 1 L 29 0 32 39 0 41 5 1 5 1 Z N"/>
            </draw:custom-shape>
            <draw:custom-shape draw:style-name="gr12" draw:text-style-name="P4" draw:layer="layout" svg:width="0.068cm" svg:height="0.075cm" svg:x="10.283cm" svg:y="6.542cm">
              <text:p/>
              <draw:enhanced-geometry svg:viewBox="0 0 38 42" draw:type="non-primitive" draw:enhanced-path="M 6 2 L 34 0 38 41 0 42 6 2 6 2 Z N"/>
            </draw:custom-shape>
            <draw:custom-shape draw:style-name="gr13" draw:text-style-name="P4" draw:layer="layout" svg:width="0.071cm" svg:height="0.073cm" svg:x="10.281cm" svg:y="6.579cm">
              <text:p/>
              <draw:enhanced-geometry svg:viewBox="0 0 40 41" draw:type="non-primitive" draw:enhanced-path="M 4 2 L 36 0 40 38 0 41 4 2 4 2 Z N"/>
            </draw:custom-shape>
            <draw:custom-shape draw:style-name="gr14" draw:text-style-name="P4" draw:layer="layout" svg:width="0.08cm" svg:height="0.071cm" svg:x="10.276cm" svg:y="6.615cm">
              <text:p/>
              <draw:enhanced-geometry svg:viewBox="0 0 45 40" draw:type="non-primitive" draw:enhanced-path="M 4 1 L 42 0 45 39 0 40 4 1 4 1 Z N"/>
            </draw:custom-shape>
            <draw:custom-shape draw:style-name="gr15" draw:text-style-name="P4" draw:layer="layout" svg:width="0.084cm" svg:height="0.078cm" svg:x="10.274cm" svg:y="6.646cm">
              <text:p/>
              <draw:enhanced-geometry svg:viewBox="0 0 47 44" draw:type="non-primitive" draw:enhanced-path="M 4 3 L 44 0 47 39 0 44 4 3 4 3 Z N"/>
            </draw:custom-shape>
            <draw:custom-shape draw:style-name="gr16" draw:text-style-name="P4" draw:layer="layout" svg:width="0.092cm" svg:height="0.073cm" svg:x="10.269cm" svg:y="6.683cm">
              <text:p/>
              <draw:enhanced-geometry svg:viewBox="0 0 52 41" draw:type="non-primitive" draw:enhanced-path="M 4 1 L 49 0 52 38 0 41 4 1 4 1 Z N"/>
            </draw:custom-shape>
            <draw:custom-shape draw:style-name="gr17" draw:text-style-name="P4" draw:layer="layout" svg:width="0.103cm" svg:height="0.077cm" svg:x="10.263cm" svg:y="6.715cm">
              <text:p/>
              <draw:enhanced-geometry svg:viewBox="0 0 58 43" draw:type="non-primitive" draw:enhanced-path="M 6 5 L 53 0 58 41 0 43 6 5 6 5 Z N"/>
            </draw:custom-shape>
            <draw:custom-shape draw:style-name="gr18" draw:text-style-name="P4" draw:layer="layout" svg:width="0.108cm" svg:height="0.078cm" svg:x="10.26cm" svg:y="6.75cm">
              <text:p/>
              <draw:enhanced-geometry svg:viewBox="0 0 61 44" draw:type="non-primitive" draw:enhanced-path="M 5 3 L 57 0 61 39 0 44 5 3 5 3 Z N"/>
            </draw:custom-shape>
            <draw:custom-shape draw:style-name="gr19" draw:text-style-name="P4" draw:layer="layout" svg:width="0.112cm" svg:height="0.077cm" svg:x="10.258cm" svg:y="6.787cm">
              <text:p/>
              <draw:enhanced-geometry svg:viewBox="0 0 63 43" draw:type="non-primitive" draw:enhanced-path="M 3 2 L 61 0 63 40 0 43 3 2 3 2 Z N"/>
            </draw:custom-shape>
            <draw:custom-shape draw:style-name="gr20" draw:text-style-name="P4" draw:layer="layout" svg:width="0.122cm" svg:height="0.078cm" svg:x="10.251cm" svg:y="6.819cm">
              <text:p/>
              <draw:enhanced-geometry svg:viewBox="0 0 69 44" draw:type="non-primitive" draw:enhanced-path="M 5 5 L 66 0 69 41 0 44 5 5 5 5 Z N"/>
            </draw:custom-shape>
            <draw:custom-shape draw:style-name="gr21" draw:text-style-name="P4" draw:layer="layout" svg:width="0.128cm" svg:height="0.077cm" svg:x="10.247cm" svg:y="6.858cm">
              <text:p/>
              <draw:enhanced-geometry svg:viewBox="0 0 72 43" draw:type="non-primitive" draw:enhanced-path="M 6 3 L 69 0 72 37 0 43 6 3 6 3 Z N"/>
            </draw:custom-shape>
            <draw:custom-shape draw:style-name="gr22" draw:text-style-name="P4" draw:layer="layout" svg:width="0.135cm" svg:height="0.077cm" svg:x="10.246cm" svg:y="6.891cm">
              <text:p/>
              <draw:enhanced-geometry svg:viewBox="0 0 76 43" draw:type="non-primitive" draw:enhanced-path="M 3 3 L 72 0 76 39 0 43 3 3 3 3 Z N"/>
            </draw:custom-shape>
            <draw:custom-shape draw:style-name="gr23" draw:text-style-name="P4" draw:layer="layout" svg:width="0.142cm" svg:height="0.08cm" svg:x="10.242cm" svg:y="6.923cm">
              <text:p/>
              <draw:enhanced-geometry svg:viewBox="0 0 80 45" draw:type="non-primitive" draw:enhanced-path="M 3 6 L 75 0 80 41 0 45 3 6 3 6 Z N"/>
            </draw:custom-shape>
            <draw:custom-shape draw:style-name="gr24" draw:text-style-name="P4" draw:layer="layout" svg:width="0.151cm" svg:height="0.077cm" svg:x="10.235cm" svg:y="6.96cm">
              <text:p/>
              <draw:enhanced-geometry svg:viewBox="0 0 85 43" draw:type="non-primitive" draw:enhanced-path="M 6 4 L 82 0 85 38 0 43 6 4 6 4 Z N"/>
            </draw:custom-shape>
            <draw:custom-shape draw:style-name="gr25" draw:text-style-name="P4" draw:layer="layout" svg:width="0.156cm" svg:height="0.078cm" svg:x="10.233cm" svg:y="6.996cm">
              <text:p/>
              <draw:enhanced-geometry svg:viewBox="0 0 88 44" draw:type="non-primitive" draw:enhanced-path="M 5 4 L 85 0 88 39 0 44 5 4 5 4 Z N"/>
            </draw:custom-shape>
            <draw:custom-shape draw:style-name="gr26" draw:text-style-name="P4" draw:layer="layout" svg:width="0.161cm" svg:height="0.08cm" svg:x="10.23cm" svg:y="7.027cm">
              <text:p/>
              <draw:enhanced-geometry svg:viewBox="0 0 91 45" draw:type="non-primitive" draw:enhanced-path="M 3 5 L 88 0 91 39 0 45 3 5 3 5 Z N"/>
            </draw:custom-shape>
            <draw:custom-shape draw:style-name="gr27" draw:text-style-name="P4" draw:layer="layout" svg:width="0.174cm" svg:height="0.078cm" svg:x="10.223cm" svg:y="7.064cm">
              <text:p/>
              <draw:enhanced-geometry svg:viewBox="0 0 98 44" draw:type="non-primitive" draw:enhanced-path="M 6 5 L 94 0 98 38 0 44 6 5 6 5 Z N"/>
            </draw:custom-shape>
            <draw:custom-shape draw:style-name="gr28" draw:text-style-name="P4" draw:layer="layout" svg:width="0.179cm" svg:height="0.082cm" svg:x="10.219cm" svg:y="7.096cm">
              <text:p/>
              <draw:enhanced-geometry svg:viewBox="0 0 101 46" draw:type="non-primitive" draw:enhanced-path="M 6 6 L 97 0 101 41 0 46 6 6 6 6 Z N"/>
            </draw:custom-shape>
            <draw:custom-shape draw:style-name="gr29" draw:text-style-name="P4" draw:layer="layout" svg:width="0.184cm" svg:height="0.084cm" svg:x="10.218cm" svg:y="7.131cm">
              <text:p/>
              <draw:enhanced-geometry svg:viewBox="0 0 104 47" draw:type="non-primitive" draw:enhanced-path="M 3 6 L 101 0 104 39 0 47 3 6 3 6 Z N"/>
            </draw:custom-shape>
            <draw:custom-shape draw:style-name="gr30" draw:text-style-name="P4" draw:layer="layout" svg:width="0.191cm" svg:height="0.078cm" svg:x="10.212cm" svg:y="7.168cm">
              <text:p/>
              <draw:enhanced-geometry svg:viewBox="0 0 108 44" draw:type="non-primitive" draw:enhanced-path="M 4 5 L 105 0 108 40 0 44 4 5 4 5 Z N"/>
            </draw:custom-shape>
            <draw:custom-shape draw:style-name="gr31" draw:text-style-name="P4" draw:layer="layout" svg:width="0.2cm" svg:height="0.085cm" svg:x="10.207cm" svg:y="7.2cm">
              <text:p/>
              <draw:enhanced-geometry svg:viewBox="0 0 113 48" draw:type="non-primitive" draw:enhanced-path="M 6 8 L 110 0 113 41 0 48 6 8 6 8 Z N"/>
            </draw:custom-shape>
            <draw:custom-shape draw:style-name="gr32" draw:text-style-name="P4" draw:layer="layout" svg:width="0.205cm" svg:height="0.08cm" svg:x="10.205cm" svg:y="7.239cm">
              <text:p/>
              <draw:enhanced-geometry svg:viewBox="0 0 116 45" draw:type="non-primitive" draw:enhanced-path="M 4 4 L 112 0 116 37 0 45 4 4 4 4 Z N"/>
            </draw:custom-shape>
            <draw:custom-shape draw:style-name="gr33" draw:text-style-name="P4" draw:layer="layout" svg:width="0.212cm" svg:height="0.07cm" svg:x="10.202cm" svg:y="7.272cm">
              <text:p/>
              <draw:enhanced-geometry svg:viewBox="0 0 120 39" draw:type="non-primitive" draw:enhanced-path="M 3 7 L 116 0 120 39 0 39 0 39 3 7 3 7 Z N"/>
            </draw:custom-shape>
            <draw:custom-shape draw:style-name="gr34" draw:text-style-name="P4" draw:layer="layout" svg:width="0.212cm" svg:height="0.038cm" svg:x="10.202cm" svg:y="7.304cm">
              <text:p/>
              <draw:enhanced-geometry svg:viewBox="0 0 120 21" draw:type="non-primitive" draw:enhanced-path="M 2 8 L 118 0 120 21 0 21 0 21 2 8 2 8 Z N"/>
            </draw:custom-shape>
            <draw:custom-shape draw:style-name="gr35" draw:text-style-name="P4" draw:layer="layout" svg:width="0.212cm" svg:height="1.033cm" svg:x="10.202cm" svg:y="6.309cm">
              <text:p/>
              <draw:enhanced-geometry svg:viewBox="0 0 120 585" draw:type="non-primitive" draw:enhanced-path="M 0 585 L 68 0 68 0 120 585 0 585 0 585 N"/>
            </draw:custom-shape>
            <draw:custom-shape draw:style-name="gr5" draw:text-style-name="P4" draw:layer="layout" svg:width="0.017cm" svg:height="0.034cm" svg:x="10.173cm" svg:y="6.466cm">
              <text:p/>
              <draw:enhanced-geometry svg:viewBox="0 0 9 19" draw:type="non-primitive" draw:enhanced-path="M 9 19 L 0 19 0 0 6 0 9 19 9 19 Z N"/>
            </draw:custom-shape>
            <draw:custom-shape draw:style-name="gr5" draw:text-style-name="P4" draw:layer="layout" svg:width="0.024cm" svg:height="0.068cm" svg:x="10.173cm" svg:y="6.466cm">
              <text:p/>
              <draw:enhanced-geometry svg:viewBox="0 0 13 38" draw:type="non-primitive" draw:enhanced-path="M 13 38 L 0 38 0 0 6 0 13 38 13 38 Z N"/>
            </draw:custom-shape>
            <draw:custom-shape draw:style-name="gr6" draw:text-style-name="P4" draw:layer="layout" svg:width="0.029cm" svg:height="0.071cm" svg:x="10.173cm" svg:y="6.5cm">
              <text:p/>
              <draw:enhanced-geometry svg:viewBox="0 0 16 40" draw:type="non-primitive" draw:enhanced-path="M 0 0 L 9 0 16 39 0 40 0 0 0 0 Z N"/>
            </draw:custom-shape>
            <draw:custom-shape draw:style-name="gr7" draw:text-style-name="P4" draw:layer="layout" svg:width="0.034cm" svg:height="0.071cm" svg:x="10.173cm" svg:y="6.533cm">
              <text:p/>
              <draw:enhanced-geometry svg:viewBox="0 0 19 40" draw:type="non-primitive" draw:enhanced-path="M 0 0 L 13 0 19 38 0 40 0 0 0 0 Z N"/>
            </draw:custom-shape>
            <draw:custom-shape draw:style-name="gr8" draw:text-style-name="P4" draw:layer="layout" svg:width="0.045cm" svg:height="0.07cm" svg:x="10.173cm" svg:y="6.569cm">
              <text:p/>
              <draw:enhanced-geometry svg:viewBox="0 0 25 39" draw:type="non-primitive" draw:enhanced-path="M 0 1 L 16 0 25 37 0 39 0 1 0 1 Z N"/>
            </draw:custom-shape>
            <draw:custom-shape draw:style-name="gr9" draw:text-style-name="P4" draw:layer="layout" svg:width="0.05cm" svg:height="0.07cm" svg:x="10.173cm" svg:y="6.6cm">
              <text:p/>
              <draw:enhanced-geometry svg:viewBox="0 0 28 39" draw:type="non-primitive" draw:enhanced-path="M 0 2 L 19 0 28 38 0 39 0 2 0 2 Z N"/>
            </draw:custom-shape>
            <draw:custom-shape draw:style-name="gr10" draw:text-style-name="P4" draw:layer="layout" svg:width="0.057cm" svg:height="0.075cm" svg:x="10.173cm" svg:y="6.634cm">
              <text:p/>
              <draw:enhanced-geometry svg:viewBox="0 0 32 42" draw:type="non-primitive" draw:enhanced-path="M 0 2 L 25 0 32 41 0 42 0 2 0 2 Z N"/>
            </draw:custom-shape>
            <draw:custom-shape draw:style-name="gr11" draw:text-style-name="P4" draw:layer="layout" svg:width="0.063cm" svg:height="0.075cm" svg:x="10.173cm" svg:y="6.667cm">
              <text:p/>
              <draw:enhanced-geometry svg:viewBox="0 0 35 42" draw:type="non-primitive" draw:enhanced-path="M 0 1 L 28 0 35 40 0 42 0 1 0 1 Z N"/>
            </draw:custom-shape>
            <draw:custom-shape draw:style-name="gr12" draw:text-style-name="P4" draw:layer="layout" svg:width="0.073cm" svg:height="0.068cm" svg:x="10.173cm" svg:y="6.706cm">
              <text:p/>
              <draw:enhanced-geometry svg:viewBox="0 0 41 38" draw:type="non-primitive" draw:enhanced-path="M 0 1 L 32 0 41 37 0 38 0 1 0 1 Z N"/>
            </draw:custom-shape>
            <draw:custom-shape draw:style-name="gr13" draw:text-style-name="P4" draw:layer="layout" svg:width="0.078cm" svg:height="0.07cm" svg:x="10.173cm" svg:y="6.738cm">
              <text:p/>
              <draw:enhanced-geometry svg:viewBox="0 0 44 39" draw:type="non-primitive" draw:enhanced-path="M 0 2 L 35 0 44 38 0 39 0 2 0 2 Z N"/>
            </draw:custom-shape>
            <draw:custom-shape draw:style-name="gr14" draw:text-style-name="P4" draw:layer="layout" svg:width="0.085cm" svg:height="0.075cm" svg:x="10.173cm" svg:y="6.772cm">
              <text:p/>
              <draw:enhanced-geometry svg:viewBox="0 0 48 42" draw:type="non-primitive" draw:enhanced-path="M 0 1 L 41 0 48 37 0 42 0 1 0 1 Z N"/>
            </draw:custom-shape>
            <draw:custom-shape draw:style-name="gr15" draw:text-style-name="P4" draw:layer="layout" svg:width="0.091cm" svg:height="0.073cm" svg:x="10.173cm" svg:y="6.805cm">
              <text:p/>
              <draw:enhanced-geometry svg:viewBox="0 0 51 41" draw:type="non-primitive" draw:enhanced-path="M 0 1 L 44 0 51 39 0 41 0 1 0 1 Z N"/>
            </draw:custom-shape>
            <draw:custom-shape draw:style-name="gr16" draw:text-style-name="P4" draw:layer="layout" svg:width="0.096cm" svg:height="0.075cm" svg:x="10.173cm" svg:y="6.837cm">
              <text:p/>
              <draw:enhanced-geometry svg:viewBox="0 0 54 42" draw:type="non-primitive" draw:enhanced-path="M 0 5 L 48 0 54 39 0 42 0 5 0 5 Z N"/>
            </draw:custom-shape>
            <draw:custom-shape draw:style-name="gr17" draw:text-style-name="P4" draw:layer="layout" svg:width="0.107cm" svg:height="0.077cm" svg:x="10.173cm" svg:y="6.874cm">
              <text:p/>
              <draw:enhanced-geometry svg:viewBox="0 0 60 43" draw:type="non-primitive" draw:enhanced-path="M 0 2 L 51 0 60 38 0 43 0 2 0 2 Z N"/>
            </draw:custom-shape>
            <draw:custom-shape draw:style-name="gr18" draw:text-style-name="P4" draw:layer="layout" svg:width="0.112cm" svg:height="0.077cm" svg:x="10.172cm" svg:y="6.906cm">
              <text:p/>
              <draw:enhanced-geometry svg:viewBox="0 0 63 43" draw:type="non-primitive" draw:enhanced-path="M 1 3 L 55 0 63 39 0 43 1 3 1 3 Z N"/>
            </draw:custom-shape>
            <draw:custom-shape draw:style-name="gr19" draw:text-style-name="P4" draw:layer="layout" svg:width="0.121cm" svg:height="0.075cm" svg:x="10.172cm" svg:y="6.941cm">
              <text:p/>
              <draw:enhanced-geometry svg:viewBox="0 0 68 42" draw:type="non-primitive" draw:enhanced-path="M 1 5 L 61 0 68 39 0 42 1 5 1 5 Z N"/>
            </draw:custom-shape>
            <draw:custom-shape draw:style-name="gr20" draw:text-style-name="P4" draw:layer="layout" svg:width="0.126cm" svg:height="0.075cm" svg:x="10.172cm" svg:y="6.974cm">
              <text:p/>
              <draw:enhanced-geometry svg:viewBox="0 0 71 42" draw:type="non-primitive" draw:enhanced-path="M 0 4 L 63 0 71 39 0 42 0 4 0 4 Z N"/>
            </draw:custom-shape>
            <draw:custom-shape draw:style-name="gr21" draw:text-style-name="P4" draw:layer="layout" svg:width="0.135cm" svg:height="0.078cm" svg:x="10.172cm" svg:y="7.01cm">
              <text:p/>
              <draw:enhanced-geometry svg:viewBox="0 0 76 44" draw:type="non-primitive" draw:enhanced-path="M 0 3 L 68 0 76 38 0 44 0 3 0 3 Z N"/>
            </draw:custom-shape>
            <draw:custom-shape draw:style-name="gr22" draw:text-style-name="P4" draw:layer="layout" svg:width="0.14cm" svg:height="0.077cm" svg:x="10.172cm" svg:y="7.043cm">
              <text:p/>
              <draw:enhanced-geometry svg:viewBox="0 0 79 43" draw:type="non-primitive" draw:enhanced-path="M 0 3 L 71 0 79 37 0 43 0 3 0 3 Z N"/>
            </draw:custom-shape>
            <draw:custom-shape draw:style-name="gr23" draw:text-style-name="P4" draw:layer="layout" svg:width="0.149cm" svg:height="0.077cm" svg:x="10.172cm" svg:y="7.077cm">
              <text:p/>
              <draw:enhanced-geometry svg:viewBox="0 0 84 43" draw:type="non-primitive" draw:enhanced-path="M 0 6 L 76 0 84 37 0 43 0 6 0 6 Z N"/>
            </draw:custom-shape>
            <draw:custom-shape draw:style-name="gr24" draw:text-style-name="P4" draw:layer="layout" svg:width="0.152cm" svg:height="0.078cm" svg:x="10.172cm" svg:y="7.108cm">
              <text:p/>
              <draw:enhanced-geometry svg:viewBox="0 0 86 44" draw:type="non-primitive" draw:enhanced-path="M 0 6 L 79 0 86 39 0 44 0 6 0 6 Z N"/>
            </draw:custom-shape>
            <draw:custom-shape draw:style-name="gr25" draw:text-style-name="P4" draw:layer="layout" svg:width="0.158cm" svg:height="0.082cm" svg:x="10.172cm" svg:y="7.142cm">
              <text:p/>
              <draw:enhanced-geometry svg:viewBox="0 0 89 46" draw:type="non-primitive" draw:enhanced-path="M 0 6 L 84 0 89 41 0 46 0 6 0 6 Z N"/>
            </draw:custom-shape>
            <draw:custom-shape draw:style-name="gr26" draw:text-style-name="P4" draw:layer="layout" svg:width="0.168cm" svg:height="0.08cm" svg:x="10.172cm" svg:y="7.177cm">
              <text:p/>
              <draw:enhanced-geometry svg:viewBox="0 0 95 45" draw:type="non-primitive" draw:enhanced-path="M 0 5 L 86 0 95 39 0 45 0 5 0 5 Z N"/>
            </draw:custom-shape>
            <draw:custom-shape draw:style-name="gr27" draw:text-style-name="P4" draw:layer="layout" svg:width="0.174cm" svg:height="0.077cm" svg:x="10.172cm" svg:y="7.214cm">
              <text:p/>
              <draw:enhanced-geometry svg:viewBox="0 0 98 43" draw:type="non-primitive" draw:enhanced-path="M 0 5 L 89 0 98 37 0 43 0 5 0 5 Z N"/>
            </draw:custom-shape>
            <draw:custom-shape draw:style-name="gr28" draw:text-style-name="P4" draw:layer="layout" svg:width="0.181cm" svg:height="0.08cm" svg:x="10.172cm" svg:y="7.246cm">
              <text:p/>
              <draw:enhanced-geometry svg:viewBox="0 0 102 45" draw:type="non-primitive" draw:enhanced-path="M 0 6 L 95 0 102 39 0 45 0 6 0 6 Z N"/>
            </draw:custom-shape>
            <draw:custom-shape draw:style-name="gr29" draw:text-style-name="P4" draw:layer="layout" svg:width="0.186cm" svg:height="0.082cm" svg:x="10.172cm" svg:y="7.28cm">
              <text:p/>
              <draw:enhanced-geometry svg:viewBox="0 0 105 46" draw:type="non-primitive" draw:enhanced-path="M 0 6 L 98 0 105 39 0 46 0 6 0 6 Z N"/>
            </draw:custom-shape>
            <draw:custom-shape draw:style-name="gr30" draw:text-style-name="P4" draw:layer="layout" svg:width="0.197cm" svg:height="0.08cm" svg:x="10.172cm" svg:y="7.315cm">
              <text:p/>
              <draw:enhanced-geometry svg:viewBox="0 0 111 45" draw:type="non-primitive" draw:enhanced-path="M 0 6 L 102 0 111 38 0 45 0 6 0 6 Z N"/>
            </draw:custom-shape>
            <draw:custom-shape draw:style-name="gr31" draw:text-style-name="P4" draw:layer="layout" svg:width="0.202cm" svg:height="0.078cm" svg:x="10.172cm" svg:y="7.348cm">
              <text:p/>
              <draw:enhanced-geometry svg:viewBox="0 0 114 44" draw:type="non-primitive" draw:enhanced-path="M 0 7 L 105 0 114 37 0 44 0 7 0 7 Z N"/>
            </draw:custom-shape>
            <draw:custom-shape draw:style-name="gr32" draw:text-style-name="P4" draw:layer="layout" svg:width="0.209cm" svg:height="0.082cm" svg:x="10.172cm" svg:y="7.382cm">
              <text:p/>
              <draw:enhanced-geometry svg:viewBox="0 0 118 46" draw:type="non-primitive" draw:enhanced-path="M 0 7 L 111 0 118 40 0 46 0 7 0 7 Z N"/>
            </draw:custom-shape>
            <draw:custom-shape draw:style-name="gr33" draw:text-style-name="P4" draw:layer="layout" svg:width="0.209cm" svg:height="0.073cm" svg:x="10.172cm" svg:y="7.414cm">
              <text:p/>
              <draw:enhanced-geometry svg:viewBox="0 0 118 41" draw:type="non-primitive" draw:enhanced-path="M 0 7 L 114 0 118 25 118 25 0 41 0 7 0 7 Z N"/>
            </draw:custom-shape>
            <draw:custom-shape draw:style-name="gr34" draw:text-style-name="P4" draw:layer="layout" svg:width="0.209cm" svg:height="0.034cm" svg:x="10.172cm" svg:y="7.452cm">
              <text:p/>
              <draw:enhanced-geometry svg:viewBox="0 0 118 19" draw:type="non-primitive" draw:enhanced-path="M 0 6 L 118 0 118 3 0 19 0 19 0 6 0 6 Z N"/>
            </draw:custom-shape>
            <draw:custom-shape draw:style-name="gr35" draw:text-style-name="P4" draw:layer="layout" svg:width="0.209cm" svg:height="1.02cm" svg:x="10.172cm" svg:y="6.466cm">
              <text:p/>
              <draw:enhanced-geometry svg:viewBox="0 0 118 578" draw:type="non-primitive" draw:enhanced-path="M 0 578 L 1 0 7 0 118 562 0 578 0 578 N"/>
            </draw:custom-shape>
            <draw:custom-shape draw:style-name="gr36" draw:text-style-name="P4" draw:layer="layout" svg:width="2.969cm" svg:height="1.4cm" svg:x="9.485cm" svg:y="7.78cm">
              <text:p/>
              <draw:enhanced-geometry svg:viewBox="0 0 1683 793" draw:type="non-primitive" draw:enhanced-path="M 1218 44 L 1316 73 1409 113 1432 83 1458 53 1489 27 1522 10 1555 0 1589 4 1620 21 1651 56 1674 108 1683 162 1679 221 1663 278 1640 334 1605 381 1563 422 1514 450 1486 489 1453 522 1416 550 1376 574 1290 606 1199 622 1104 620 1012 603 925 567 883 543 847 515 814 576 771 629 718 675 657 715 591 747 520 770 448 786 375 793 304 792 235 779 173 757 118 724 69 682 33 628 9 563 0 485 3 416 19 352 45 291 78 233 120 181 167 135 222 93 279 59 340 33 405 14 470 4 536 1 599 8 664 27 725 56 780 96 824 66 876 43 932 30 991 23 1049 23 1108 26 1218 44 1218 44 Z N"/>
            </draw:custom-shape>
            <draw:custom-shape draw:style-name="gr37" draw:text-style-name="P4" draw:layer="layout" svg:width="0.234cm" svg:height="0.615cm" svg:x="10.838cm" svg:y="7.96cm">
              <text:p/>
              <draw:enhanced-geometry svg:viewBox="0 0 132 348" draw:type="non-primitive" draw:enhanced-path="M 0 0 L 44 6 64 16 82 33 106 70 122 106 131 145 132 184 126 265 115 348 115 348 62 46 51 29 36 16 0 0 0 0 Z N"/>
            </draw:custom-shape>
            <draw:custom-shape draw:style-name="gr37" draw:text-style-name="P4" draw:layer="layout" svg:width="0.364cm" svg:height="0.532cm" svg:x="11.962cm" svg:y="7.973cm">
              <text:p/>
              <draw:enhanced-geometry svg:viewBox="0 0 206 301" draw:type="non-primitive" draw:enhanced-path="M 0 0 L 12 19 30 35 74 61 121 85 161 107 185 134 201 167 206 206 197 241 180 261 159 277 110 301 109 301 134 279 155 255 170 228 170 212 164 197 132 151 92 111 50 69 12 27 0 0 0 0 Z N"/>
            </draw:custom-shape>
            <draw:custom-shape draw:style-name="gr37" draw:text-style-name="P4" draw:layer="layout" svg:width="0.172cm" svg:height="0.578cm" svg:x="11.602cm" svg:y="8.267cm">
              <text:p/>
              <draw:enhanced-geometry svg:viewBox="0 0 97 327" draw:type="non-primitive" draw:enhanced-path="M 65 0 L 85 82 97 169 95 212 87 251 68 287 36 320 19 327 0 327 0 327 28 310 42 278 42 183 65 0 65 0 Z N"/>
            </draw:custom-shape>
            <draw:custom-shape draw:style-name="gr37" draw:text-style-name="P4" draw:layer="layout" svg:width="0.414cm" svg:height="0.387cm" svg:x="11.066cm" svg:y="8.445cm">
              <text:p/>
              <draw:enhanced-geometry svg:viewBox="0 0 234 219" draw:type="non-primitive" draw:enhanced-path="M 231 0 L 234 45 231 96 219 145 208 166 188 181 144 203 97 215 0 219 0 217 92 176 136 150 178 117 199 91 212 63 231 0 231 0 Z N"/>
            </draw:custom-shape>
            <draw:custom-shape draw:style-name="gr37" draw:text-style-name="P4" draw:layer="layout" svg:width="0.382cm" svg:height="1.056cm" svg:x="9.583cm" svg:y="8.112cm">
              <text:p/>
              <draw:enhanced-geometry svg:viewBox="0 0 216 598" draw:type="non-primitive" draw:enhanced-path="M 83 0 L 69 98 57 198 59 296 67 344 83 392 111 447 144 499 216 595 213 598 134 530 98 494 65 457 39 415 17 370 5 321 0 267 8 193 29 128 83 0 83 0 Z N"/>
            </draw:custom-shape>
            <draw:custom-shape draw:style-name="gr37" draw:text-style-name="P4" draw:layer="layout" svg:width="0.221cm" svg:height="0.81cm" svg:x="10.136cm" svg:y="8.126cm">
              <text:p/>
              <draw:enhanced-geometry svg:viewBox="0 0 125 459" draw:type="non-primitive" draw:enhanced-path="M 23 0 L 75 391 95 430 125 456 125 459 98 459 75 449 55 432 40 406 13 336 4 300 0 263 23 0 23 0 Z N"/>
            </draw:custom-shape>
            <draw:custom-shape draw:style-name="gr37" draw:text-style-name="P4" draw:layer="layout" svg:width="0.17cm" svg:height="0.297cm" svg:x="10.05cm" svg:y="8.872cm">
              <text:p/>
              <draw:enhanced-geometry svg:viewBox="0 0 96 168" draw:type="non-primitive" draw:enhanced-path="M 1 0 L 34 39 59 78 96 165 95 168 49 140 27 124 10 104 1 79 0 53 1 0 1 0 Z N"/>
            </draw:custom-shape>
            <draw:custom-shape draw:style-name="gr37" draw:text-style-name="P4" draw:layer="layout" svg:width="0.098cm" svg:height="0.345cm" svg:x="10.588cm" svg:y="8.689cm">
              <text:p/>
              <draw:enhanced-geometry svg:viewBox="0 0 55 195" draw:type="non-primitive" draw:enhanced-path="M 18 0 L 39 20 51 43 55 69 51 94 32 147 6 195 0 195 18 0 18 0 Z N"/>
            </draw:custom-shape>
            <draw:custom-shape draw:style-name="gr38" draw:text-style-name="P4" draw:layer="layout" svg:width="0.655cm" svg:height="0.237cm" svg:x="10.023cm" svg:y="7.803cm">
              <text:p/>
              <draw:enhanced-geometry svg:viewBox="0 0 371 134" draw:type="non-primitive" draw:enhanced-path="M 0 66 L 274 86 312 80 336 63 349 37 355 1 359 0 371 39 366 73 346 103 310 122 271 132 231 134 152 122 75 96 0 66 0 66 Z N"/>
            </draw:custom-shape>
            <draw:custom-shape draw:style-name="gr38" draw:text-style-name="P4" draw:layer="layout" svg:width="0.271cm" svg:height="0.094cm" svg:x="11.105cm" svg:y="7.932cm">
              <text:p/>
              <draw:enhanced-geometry svg:viewBox="0 0 153 53" draw:type="non-primitive" draw:enhanced-path="M 153 7 L 119 32 86 50 50 53 13 39 0 22 4 0 9 0 40 14 78 14 153 7 153 7 Z N"/>
            </draw:custom-shape>
            <draw:custom-shape draw:style-name="gr38" draw:text-style-name="P4" draw:layer="layout" svg:width="0.269cm" svg:height="0.047cm" svg:x="10.205cm" svg:y="7.826cm">
              <text:p/>
              <draw:enhanced-geometry svg:viewBox="0 0 152 26" draw:type="non-primitive" draw:enhanced-path="M 152 0 L 78 21 0 26 75 7 152 0 152 0 Z N"/>
            </draw:custom-shape>
            <draw:custom-shape draw:style-name="gr4" draw:text-style-name="P4" draw:layer="layout" svg:width="0.311cm" svg:height="0.025cm" svg:x="11.077cm" svg:y="7.856cm">
              <text:p/>
              <draw:enhanced-geometry svg:viewBox="0 0 176 14" draw:type="non-primitive" draw:enhanced-path="M 176 0 L 89 14 0 14 86 0 176 0 176 0 Z N"/>
            </draw:custom-shape>
            <draw:custom-shape draw:style-name="gr38" draw:text-style-name="P4" draw:layer="layout" svg:width="0.235cm" svg:height="0.204cm" svg:x="12.121cm" svg:y="7.818cm">
              <text:p/>
              <draw:enhanced-geometry svg:viewBox="0 0 133 115" draw:type="non-primitive" draw:enhanced-path="M 26 0 L 31 28 42 49 59 65 88 71 100 67 111 58 126 36 131 36 133 64 129 88 111 105 82 115 54 114 28 100 9 78 0 48 7 20 26 0 26 0 Z N"/>
            </draw:custom-shape>
            <draw:custom-shape draw:style-name="gr5" draw:text-style-name="P4" draw:layer="layout" svg:width="0.025cm" svg:height="0.054cm" svg:x="10.373cm" svg:y="6.904cm">
              <text:p/>
              <draw:enhanced-geometry svg:viewBox="0 0 14 30" draw:type="non-primitive" draw:enhanced-path="M 13 0 L 13 0 14 29 0 30 6 0 13 0 13 0 Z N"/>
            </draw:custom-shape>
            <draw:custom-shape draw:style-name="gr6" draw:text-style-name="P4" draw:layer="layout" svg:width="0.031cm" svg:height="0.064cm" svg:x="10.367cm" svg:y="6.923cm">
              <text:p/>
              <draw:enhanced-geometry svg:viewBox="0 0 17 36" draw:type="non-primitive" draw:enhanced-path="M 4 2 L 16 0 17 36 0 36 4 2 4 2 Z N"/>
            </draw:custom-shape>
            <draw:custom-shape draw:style-name="gr7" draw:text-style-name="P4" draw:layer="layout" svg:width="0.038cm" svg:height="0.066cm" svg:x="10.36cm" svg:y="6.955cm">
              <text:p/>
              <draw:enhanced-geometry svg:viewBox="0 0 21 37" draw:type="non-primitive" draw:enhanced-path="M 7 1 L 21 0 21 36 0 37 7 1 7 1 Z N"/>
            </draw:custom-shape>
            <draw:custom-shape draw:style-name="gr8" draw:text-style-name="P4" draw:layer="layout" svg:width="0.047cm" svg:height="0.064cm" svg:x="10.355cm" svg:y="6.987cm">
              <text:p/>
              <draw:enhanced-geometry svg:viewBox="0 0 26 36" draw:type="non-primitive" draw:enhanced-path="M 7 0 L 24 0 26 35 0 36 7 0 7 0 Z N"/>
            </draw:custom-shape>
            <draw:custom-shape draw:style-name="gr9" draw:text-style-name="P4" draw:layer="layout" svg:width="0.052cm" svg:height="0.064cm" svg:x="10.35cm" svg:y="7.018cm">
              <text:p/>
              <draw:enhanced-geometry svg:viewBox="0 0 29 36" draw:type="non-primitive" draw:enhanced-path="M 6 1 L 27 0 29 34 0 36 6 1 6 1 Z N"/>
            </draw:custom-shape>
            <draw:custom-shape draw:style-name="gr10" draw:text-style-name="P4" draw:layer="layout" svg:width="0.061cm" svg:height="0.064cm" svg:x="10.343cm" svg:y="7.048cm">
              <text:p/>
              <draw:enhanced-geometry svg:viewBox="0 0 34 36" draw:type="non-primitive" draw:enhanced-path="M 7 1 L 33 0 34 34 0 36 7 1 7 1 Z N"/>
            </draw:custom-shape>
            <draw:custom-shape draw:style-name="gr11" draw:text-style-name="P4" draw:layer="layout" svg:width="0.064cm" svg:height="0.07cm" svg:x="10.339cm" svg:y="7.078cm">
              <text:p/>
              <draw:enhanced-geometry svg:viewBox="0 0 36 39" draw:type="non-primitive" draw:enhanced-path="M 6 2 L 35 0 36 36 0 39 6 2 6 2 Z N"/>
            </draw:custom-shape>
            <draw:custom-shape draw:style-name="gr12" draw:text-style-name="P4" draw:layer="layout" svg:width="0.07cm" svg:height="0.07cm" svg:x="10.334cm" svg:y="7.108cm">
              <text:p/>
              <draw:enhanced-geometry svg:viewBox="0 0 39 39" draw:type="non-primitive" draw:enhanced-path="M 5 2 L 39 0 39 36 0 39 5 2 5 2 Z N"/>
            </draw:custom-shape>
            <draw:custom-shape draw:style-name="gr13" draw:text-style-name="P4" draw:layer="layout" svg:width="0.08cm" svg:height="0.068cm" svg:x="10.327cm" svg:y="7.142cm">
              <text:p/>
              <draw:enhanced-geometry svg:viewBox="0 0 45 38" draw:type="non-primitive" draw:enhanced-path="M 7 3 L 43 0 45 35 0 38 7 3 7 3 Z N"/>
            </draw:custom-shape>
            <draw:custom-shape draw:style-name="gr14" draw:text-style-name="P4" draw:layer="layout" svg:width="0.085cm" svg:height="0.07cm" svg:x="10.322cm" svg:y="7.172cm">
              <text:p/>
              <draw:enhanced-geometry svg:viewBox="0 0 48 39" draw:type="non-primitive" draw:enhanced-path="M 7 3 L 46 0 48 35 0 39 7 3 7 3 Z N"/>
            </draw:custom-shape>
            <draw:custom-shape draw:style-name="gr15" draw:text-style-name="P4" draw:layer="layout" svg:width="0.092cm" svg:height="0.07cm" svg:x="10.315cm" svg:y="7.204cm">
              <text:p/>
              <draw:enhanced-geometry svg:viewBox="0 0 52 39" draw:type="non-primitive" draw:enhanced-path="M 7 3 L 52 0 52 34 0 39 7 3 7 3 Z N"/>
            </draw:custom-shape>
            <draw:custom-shape draw:style-name="gr16" draw:text-style-name="P4" draw:layer="layout" svg:width="0.101cm" svg:height="0.07cm" svg:x="10.309cm" svg:y="7.234cm">
              <text:p/>
              <draw:enhanced-geometry svg:viewBox="0 0 57 39" draw:type="non-primitive" draw:enhanced-path="M 7 4 L 55 0 57 35 0 39 7 4 7 4 Z N"/>
            </draw:custom-shape>
            <draw:custom-shape draw:style-name="gr17" draw:text-style-name="P4" draw:layer="layout" svg:width="0.105cm" svg:height="0.073cm" svg:x="10.306cm" svg:y="7.264cm">
              <text:p/>
              <draw:enhanced-geometry svg:viewBox="0 0 59 41" draw:type="non-primitive" draw:enhanced-path="M 5 5 L 57 0 59 38 0 41 5 5 5 5 Z N"/>
            </draw:custom-shape>
            <draw:custom-shape draw:style-name="gr18" draw:text-style-name="P4" draw:layer="layout" svg:width="0.115cm" svg:height="0.071cm" svg:x="10.299cm" svg:y="7.295cm">
              <text:p/>
              <draw:enhanced-geometry svg:viewBox="0 0 65 40" draw:type="non-primitive" draw:enhanced-path="M 6 4 L 63 0 65 37 0 40 6 4 6 4 Z N"/>
            </draw:custom-shape>
            <draw:custom-shape draw:style-name="gr19" draw:text-style-name="P4" draw:layer="layout" svg:width="0.121cm" svg:height="0.066cm" svg:x="10.293cm" svg:y="7.331cm">
              <text:p/>
              <draw:enhanced-geometry svg:viewBox="0 0 68 37" draw:type="non-primitive" draw:enhanced-path="M 7 3 L 66 0 68 34 0 37 7 3 7 3 Z N"/>
            </draw:custom-shape>
            <draw:custom-shape draw:style-name="gr20" draw:text-style-name="P4" draw:layer="layout" svg:width="0.126cm" svg:height="0.07cm" svg:x="10.288cm" svg:y="7.361cm">
              <text:p/>
              <draw:enhanced-geometry svg:viewBox="0 0 71 39" draw:type="non-primitive" draw:enhanced-path="M 6 3 L 71 0 71 35 0 39 6 3 6 3 Z N"/>
            </draw:custom-shape>
            <draw:custom-shape draw:style-name="gr21" draw:text-style-name="P4" draw:layer="layout" svg:width="0.135cm" svg:height="0.07cm" svg:x="10.281cm" svg:y="7.391cm">
              <text:p/>
              <draw:enhanced-geometry svg:viewBox="0 0 76 39" draw:type="non-primitive" draw:enhanced-path="M 7 3 L 75 0 76 35 0 39 7 3 7 3 Z N"/>
            </draw:custom-shape>
            <draw:custom-shape draw:style-name="gr22" draw:text-style-name="P4" draw:layer="layout" svg:width="0.14cm" svg:height="0.068cm" svg:x="10.276cm" svg:y="7.422cm">
              <text:p/>
              <draw:enhanced-geometry svg:viewBox="0 0 79 38" draw:type="non-primitive" draw:enhanced-path="M 7 4 L 78 0 79 36 0 38 7 4 7 4 Z N"/>
            </draw:custom-shape>
            <draw:custom-shape draw:style-name="gr23" draw:text-style-name="P4" draw:layer="layout" svg:width="0.145cm" svg:height="0.071cm" svg:x="10.274cm" svg:y="7.452cm">
              <text:p/>
              <draw:enhanced-geometry svg:viewBox="0 0 82 40" draw:type="non-primitive" draw:enhanced-path="M 4 4 L 80 0 82 36 0 40 4 4 4 4 Z N"/>
            </draw:custom-shape>
            <draw:custom-shape draw:style-name="gr24" draw:text-style-name="P4" draw:layer="layout" svg:width="0.154cm" svg:height="0.068cm" svg:x="10.265cm" svg:y="7.486cm">
              <text:p/>
              <draw:enhanced-geometry svg:viewBox="0 0 87 38" draw:type="non-primitive" draw:enhanced-path="M 6 2 L 85 0 87 34 0 38 6 2 6 2 Z N"/>
            </draw:custom-shape>
            <draw:custom-shape draw:style-name="gr25" draw:text-style-name="P4" draw:layer="layout" svg:width="0.16cm" svg:height="0.07cm" svg:x="10.26cm" svg:y="7.516cm">
              <text:p/>
              <draw:enhanced-geometry svg:viewBox="0 0 90 39" draw:type="non-primitive" draw:enhanced-path="M 8 4 L 90 0 90 34 0 39 8 4 8 4 Z N"/>
            </draw:custom-shape>
            <draw:custom-shape draw:style-name="gr26" draw:text-style-name="P4" draw:layer="layout" svg:width="0.168cm" svg:height="0.07cm" svg:x="10.253cm" svg:y="7.546cm">
              <text:p/>
              <draw:enhanced-geometry svg:viewBox="0 0 95 39" draw:type="non-primitive" draw:enhanced-path="M 7 4 L 94 0 95 35 0 39 7 4 7 4 Z N"/>
            </draw:custom-shape>
            <draw:custom-shape draw:style-name="gr27" draw:text-style-name="P4" draw:layer="layout" svg:width="0.174cm" svg:height="0.075cm" svg:x="10.247cm" svg:y="7.576cm">
              <text:p/>
              <draw:enhanced-geometry svg:viewBox="0 0 98 42" draw:type="non-primitive" draw:enhanced-path="M 7 5 L 97 0 98 35 0 42 7 5 7 5 Z N"/>
            </draw:custom-shape>
            <draw:custom-shape draw:style-name="gr28" draw:text-style-name="P4" draw:layer="layout" svg:width="0.181cm" svg:height="0.073cm" svg:x="10.246cm" svg:y="7.608cm">
              <text:p/>
              <draw:enhanced-geometry svg:viewBox="0 0 102 41" draw:type="non-primitive" draw:enhanced-path="M 4 4 L 99 0 102 36 0 41 4 4 4 4 Z N"/>
            </draw:custom-shape>
            <draw:custom-shape draw:style-name="gr29" draw:text-style-name="P4" draw:layer="layout" svg:width="0.19cm" svg:height="0.075cm" svg:x="10.237cm" svg:y="7.638cm">
              <text:p/>
              <draw:enhanced-geometry svg:viewBox="0 0 107 42" draw:type="non-primitive" draw:enhanced-path="M 6 7 L 104 0 107 36 0 42 6 7 6 7 Z N"/>
            </draw:custom-shape>
            <draw:custom-shape draw:style-name="gr30" draw:text-style-name="P4" draw:layer="layout" svg:width="0.193cm" svg:height="0.075cm" svg:x="10.233cm" svg:y="7.671cm">
              <text:p/>
              <draw:enhanced-geometry svg:viewBox="0 0 109 42" draw:type="non-primitive" draw:enhanced-path="M 7 5 L 109 0 109 34 0 42 7 5 7 5 Z N"/>
            </draw:custom-shape>
            <draw:custom-shape draw:style-name="gr31" draw:text-style-name="P4" draw:layer="layout" svg:width="0.202cm" svg:height="0.075cm" svg:x="10.228cm" svg:y="7.701cm">
              <text:p/>
              <draw:enhanced-geometry svg:viewBox="0 0 114 42" draw:type="non-primitive" draw:enhanced-path="M 5 6 L 112 0 114 35 0 42 5 6 5 6 Z N"/>
            </draw:custom-shape>
            <draw:custom-shape draw:style-name="gr32" draw:text-style-name="P4" draw:layer="layout" svg:width="0.211cm" svg:height="0.075cm" svg:x="10.219cm" svg:y="7.731cm">
              <text:p/>
              <draw:enhanced-geometry svg:viewBox="0 0 119 42" draw:type="non-primitive" draw:enhanced-path="M 8 8 L 117 0 119 35 0 42 8 8 8 8 Z N"/>
            </draw:custom-shape>
            <draw:custom-shape draw:style-name="gr33" draw:text-style-name="P4" draw:layer="layout" svg:width="0.212cm" svg:height="0.064cm" svg:x="10.218cm" svg:y="7.763cm">
              <text:p/>
              <draw:enhanced-geometry svg:viewBox="0 0 120 36" draw:type="non-primitive" draw:enhanced-path="M 6 7 L 120 0 120 36 0 36 0 36 6 7 6 7 Z N"/>
            </draw:custom-shape>
            <draw:custom-shape draw:style-name="gr34" draw:text-style-name="P4" draw:layer="layout" svg:width="0.212cm" svg:height="0.034cm" svg:x="10.218cm" svg:y="7.793cm">
              <text:p/>
              <draw:enhanced-geometry svg:viewBox="0 0 120 19" draw:type="non-primitive" draw:enhanced-path="M 1 7 L 120 0 120 19 0 19 0 19 1 7 1 7 Z N"/>
            </draw:custom-shape>
            <draw:custom-shape draw:style-name="gr35" draw:text-style-name="P4" draw:layer="layout" svg:width="0.212cm" svg:height="0.923cm" svg:x="10.218cm" svg:y="6.904cm">
              <text:p/>
              <draw:enhanced-geometry svg:viewBox="0 0 120 523" draw:type="non-primitive" draw:enhanced-path="M 0 523 L 94 0 101 0 120 523 0 523 0 523 N"/>
            </draw:custom-shape>
            <draw:custom-shape draw:style-name="gr4" draw:text-style-name="P4" draw:layer="layout" svg:width="0.211cm" svg:height="0.444cm" svg:x="11.075cm" svg:y="7.408cm">
              <text:p/>
              <draw:enhanced-geometry svg:viewBox="0 0 119 251" draw:type="non-primitive" draw:enhanced-path="M 0 251 L 44 0 119 244 0 251 0 251 Z N"/>
            </draw:custom-shape>
            <draw:custom-shape draw:style-name="gr4" draw:text-style-name="P4" draw:layer="layout" svg:width="0.212cm" svg:height="0.454cm" svg:x="11.145cm" svg:y="7.391cm">
              <text:p/>
              <draw:enhanced-geometry svg:viewBox="0 0 120 257" draw:type="non-primitive" draw:enhanced-path="M 0 251 L 73 0 120 257 0 251 0 251 Z N"/>
            </draw:custom-shape>
            <draw:custom-shape draw:style-name="gr39" draw:text-style-name="P4" draw:layer="layout" svg:width="0.033cm" svg:height="0.025cm" svg:x="12.392cm" svg:y="7.539cm">
              <text:p/>
              <draw:enhanced-geometry svg:viewBox="0 0 18 14" draw:type="non-primitive" draw:enhanced-path="M 13 13 L 0 14 13 0 18 4 13 13 13 13 Z N"/>
            </draw:custom-shape>
            <draw:custom-shape draw:style-name="gr40" draw:text-style-name="P4" draw:layer="layout" svg:width="0.045cm" svg:height="0.025cm" svg:x="12.38cm" svg:y="7.549cm">
              <text:p/>
              <draw:enhanced-geometry svg:viewBox="0 0 25 14" draw:type="non-primitive" draw:enhanced-path="M 16 1 L 25 0 19 14 0 14 16 1 16 1 Z N"/>
            </draw:custom-shape>
            <draw:custom-shape draw:style-name="gr41" draw:text-style-name="P4" draw:layer="layout" svg:width="0.05cm" svg:height="0.024cm" svg:x="12.366cm" svg:y="7.562cm">
              <text:p/>
              <draw:enhanced-geometry svg:viewBox="0 0 28 13" draw:type="non-primitive" draw:enhanced-path="M 15 1 L 28 0 26 13 0 13 15 1 15 1 Z N"/>
            </draw:custom-shape>
            <draw:custom-shape draw:style-name="gr42" draw:text-style-name="P4" draw:layer="layout" svg:width="0.064cm" svg:height="0.024cm" svg:x="12.35cm" svg:y="7.574cm">
              <text:p/>
              <draw:enhanced-geometry svg:viewBox="0 0 36 13" draw:type="non-primitive" draw:enhanced-path="M 17 0 L 36 0 33 12 0 13 17 0 17 0 Z N"/>
            </draw:custom-shape>
            <draw:custom-shape draw:style-name="gr43" draw:text-style-name="P4" draw:layer="layout" svg:width="0.075cm" svg:height="0.025cm" svg:x="12.338cm" svg:y="7.585cm">
              <text:p/>
              <draw:enhanced-geometry svg:viewBox="0 0 42 14" draw:type="non-primitive" draw:enhanced-path="M 16 0 L 42 0 37 13 0 14 16 0 16 0 Z N"/>
            </draw:custom-shape>
            <draw:custom-shape draw:style-name="gr44" draw:text-style-name="P4" draw:layer="layout" svg:width="0.087cm" svg:height="0.027cm" svg:x="12.322cm" svg:y="7.595cm">
              <text:p/>
              <draw:enhanced-geometry svg:viewBox="0 0 49 15" draw:type="non-primitive" draw:enhanced-path="M 16 1 L 49 0 43 14 0 15 16 1 16 1 Z N"/>
            </draw:custom-shape>
            <draw:custom-shape draw:style-name="gr45" draw:text-style-name="P4" draw:layer="layout" svg:width="0.094cm" svg:height="0.029cm" svg:x="12.309cm" svg:y="7.608cm">
              <text:p/>
              <draw:enhanced-geometry svg:viewBox="0 0 53 16" draw:type="non-primitive" draw:enhanced-path="M 16 1 L 53 0 49 11 0 16 16 1 16 1 Z N"/>
            </draw:custom-shape>
            <draw:custom-shape draw:style-name="gr46" draw:text-style-name="P4" draw:layer="layout" svg:width="0.105cm" svg:height="0.025cm" svg:x="12.294cm" svg:y="7.62cm">
              <text:p/>
              <draw:enhanced-geometry svg:viewBox="0 0 59 14" draw:type="non-primitive" draw:enhanced-path="M 16 1 L 59 0 56 11 0 14 16 1 16 1 Z N"/>
            </draw:custom-shape>
            <draw:custom-shape draw:style-name="gr47" draw:text-style-name="P4" draw:layer="layout" svg:width="0.115cm" svg:height="0.033cm" svg:x="12.281cm" svg:y="7.627cm">
              <text:p/>
              <draw:enhanced-geometry svg:viewBox="0 0 65 18" draw:type="non-primitive" draw:enhanced-path="M 16 5 L 65 0 61 15 0 18 16 5 16 5 Z N"/>
            </draw:custom-shape>
            <draw:custom-shape draw:style-name="gr48" draw:text-style-name="P4" draw:layer="layout" svg:width="0.122cm" svg:height="0.033cm" svg:x="12.271cm" svg:y="7.639cm">
              <text:p/>
              <draw:enhanced-geometry svg:viewBox="0 0 69 18" draw:type="non-primitive" draw:enhanced-path="M 13 3 L 69 0 64 15 0 18 3 15 13 3 13 3 Z N"/>
            </draw:custom-shape>
            <draw:custom-shape draw:style-name="gr49" draw:text-style-name="P4" draw:layer="layout" svg:width="0.128cm" svg:height="0.031cm" svg:x="12.262cm" svg:y="7.653cm">
              <text:p/>
              <draw:enhanced-geometry svg:viewBox="0 0 72 17" draw:type="non-primitive" draw:enhanced-path="M 11 3 L 72 0 67 11 0 17 8 7 11 3 11 3 Z N"/>
            </draw:custom-shape>
            <draw:custom-shape draw:style-name="gr50" draw:text-style-name="P4" draw:layer="layout" svg:width="0.133cm" svg:height="0.031cm" svg:x="12.251cm" svg:y="7.666cm">
              <text:p/>
              <draw:enhanced-geometry svg:viewBox="0 0 75 17" draw:type="non-primitive" draw:enhanced-path="M 11 3 L 75 0 72 11 0 17 11 3 11 3 Z N"/>
            </draw:custom-shape>
            <draw:custom-shape draw:style-name="gr51" draw:text-style-name="P4" draw:layer="layout" svg:width="0.135cm" svg:height="0.031cm" svg:x="12.246cm" svg:y="7.673cm">
              <text:p/>
              <draw:enhanced-geometry svg:viewBox="0 0 76 17" draw:type="non-primitive" draw:enhanced-path="M 9 6 L 76 0 72 15 0 17 9 6 9 6 Z N"/>
            </draw:custom-shape>
            <draw:custom-shape draw:style-name="gr52" draw:text-style-name="P4" draw:layer="layout" svg:width="0.138cm" svg:height="0.033cm" svg:x="12.241cm" svg:y="7.685cm">
              <text:p/>
              <draw:enhanced-geometry svg:viewBox="0 0 78 18" draw:type="non-primitive" draw:enhanced-path="M 6 6 L 78 0 74 15 0 18 6 6 6 6 Z N"/>
            </draw:custom-shape>
            <draw:custom-shape draw:style-name="gr53" draw:text-style-name="P4" draw:layer="layout" svg:width="0.14cm" svg:height="0.031cm" svg:x="12.234cm" svg:y="7.699cm">
              <text:p/>
              <draw:enhanced-geometry svg:viewBox="0 0 79 17" draw:type="non-primitive" draw:enhanced-path="M 7 2 L 79 0 76 11 0 17 7 2 7 2 Z N"/>
            </draw:custom-shape>
            <draw:custom-shape draw:style-name="gr54" draw:text-style-name="P4" draw:layer="layout" svg:width="0.142cm" svg:height="0.031cm" svg:x="12.23cm" svg:y="7.712cm">
              <text:p/>
              <draw:enhanced-geometry svg:viewBox="0 0 80 17" draw:type="non-primitive" draw:enhanced-path="M 6 3 L 80 0 77 11 0 17 6 3 6 3 Z N"/>
            </draw:custom-shape>
            <draw:custom-shape draw:style-name="gr55" draw:text-style-name="P4" draw:layer="layout" svg:width="0.144cm" svg:height="0.034cm" svg:x="12.225cm" svg:y="7.719cm">
              <text:p/>
              <draw:enhanced-geometry svg:viewBox="0 0 81 19" draw:type="non-primitive" draw:enhanced-path="M 5 6 L 81 0 78 15 0 19 5 6 5 6 Z N"/>
            </draw:custom-shape>
            <draw:custom-shape draw:style-name="gr56" draw:text-style-name="P4" draw:layer="layout" svg:width="0.147cm" svg:height="0.033cm" svg:x="12.22cm" svg:y="7.731cm">
              <text:p/>
              <draw:enhanced-geometry svg:viewBox="0 0 83 18" draw:type="non-primitive" draw:enhanced-path="M 6 6 L 83 0 78 15 0 18 6 6 6 6 Z N"/>
            </draw:custom-shape>
            <draw:custom-shape draw:style-name="gr57" draw:text-style-name="P4" draw:layer="layout" svg:width="0.147cm" svg:height="0.031cm" svg:x="12.216cm" svg:y="7.745cm">
              <text:p/>
              <draw:enhanced-geometry svg:viewBox="0 0 83 17" draw:type="non-primitive" draw:enhanced-path="M 5 4 L 83 0 79 11 0 17 5 4 5 4 Z N"/>
            </draw:custom-shape>
            <draw:custom-shape draw:style-name="gr58" draw:text-style-name="P4" draw:layer="layout" svg:width="0.145cm" svg:height="0.031cm" svg:x="12.212cm" svg:y="7.758cm">
              <text:p/>
              <draw:enhanced-geometry svg:viewBox="0 0 82 17" draw:type="non-primitive" draw:enhanced-path="M 4 3 L 82 0 79 11 0 17 4 3 4 3 Z N"/>
            </draw:custom-shape>
            <draw:custom-shape draw:style-name="gr59" draw:text-style-name="P4" draw:layer="layout" svg:width="0.145cm" svg:height="0.031cm" svg:x="12.211cm" svg:y="7.765cm">
              <text:p/>
              <draw:enhanced-geometry svg:viewBox="0 0 82 17" draw:type="non-primitive" draw:enhanced-path="M 3 6 L 82 0 80 14 0 17 3 6 3 6 Z N"/>
            </draw:custom-shape>
            <draw:custom-shape draw:style-name="gr60" draw:text-style-name="P4" draw:layer="layout" svg:width="0.147cm" svg:height="0.033cm" svg:x="12.205cm" svg:y="7.777cm">
              <text:p/>
              <draw:enhanced-geometry svg:viewBox="0 0 83 18" draw:type="non-primitive" draw:enhanced-path="M 4 6 L 83 0 82 12 0 18 4 6 4 6 Z N"/>
            </draw:custom-shape>
            <draw:custom-shape draw:style-name="gr61" draw:text-style-name="P4" draw:layer="layout" svg:width="0.151cm" svg:height="0.033cm" svg:x="12.202cm" svg:y="7.789cm">
              <text:p/>
              <draw:enhanced-geometry svg:viewBox="0 0 85 18" draw:type="non-primitive" draw:enhanced-path="M 5 3 L 85 0 84 12 0 18 5 3 5 3 Z N"/>
            </draw:custom-shape>
            <draw:custom-shape draw:style-name="gr62" draw:text-style-name="P4" draw:layer="layout" svg:width="0.151cm" svg:height="0.036cm" svg:x="12.2cm" svg:y="7.798cm">
              <text:p/>
              <draw:enhanced-geometry svg:viewBox="0 0 85 20" draw:type="non-primitive" draw:enhanced-path="M 3 6 L 85 0 84 14 0 20 3 6 3 6 Z N"/>
            </draw:custom-shape>
            <draw:custom-shape draw:style-name="gr63" draw:text-style-name="P4" draw:layer="layout" svg:width="0.152cm" svg:height="0.031cm" svg:x="12.198cm" svg:y="7.81cm">
              <text:p/>
              <draw:enhanced-geometry svg:viewBox="0 0 86 17" draw:type="non-primitive" draw:enhanced-path="M 2 6 L 86 0 85 14 0 17 2 6 2 6 Z N"/>
            </draw:custom-shape>
            <draw:custom-shape draw:style-name="gr64" draw:text-style-name="P4" draw:layer="layout" svg:width="0.151cm" svg:height="0.031cm" svg:x="12.198cm" svg:y="7.823cm">
              <text:p/>
              <draw:enhanced-geometry svg:viewBox="0 0 85 17" draw:type="non-primitive" draw:enhanced-path="M 1 6 L 85 0 85 12 0 17 1 6 1 6 Z N"/>
            </draw:custom-shape>
            <draw:custom-shape draw:style-name="gr65" draw:text-style-name="P4" draw:layer="layout" svg:width="0.154cm" svg:height="0.029cm" svg:x="12.195cm" svg:y="7.835cm">
              <text:p/>
              <draw:enhanced-geometry svg:viewBox="0 0 87 16" draw:type="non-primitive" draw:enhanced-path="M 2 3 L 87 0 87 12 22 16 0 16 0 16 2 3 2 3 Z N"/>
            </draw:custom-shape>
            <draw:custom-shape draw:style-name="gr66" draw:text-style-name="P4" draw:layer="layout" svg:width="0.154cm" svg:height="0.02cm" svg:x="12.195cm" svg:y="7.844cm">
              <text:p/>
              <draw:enhanced-geometry svg:viewBox="0 0 87 11" draw:type="non-primitive" draw:enhanced-path="M 2 5 L 87 0 87 11 0 11 0 11 2 5 2 5 Z N"/>
            </draw:custom-shape>
            <draw:custom-shape draw:style-name="gr34" draw:text-style-name="P4" draw:layer="layout" svg:width="0.115cm" svg:height="0.008cm" svg:x="12.234cm" svg:y="7.856cm">
              <text:p/>
              <draw:enhanced-geometry svg:viewBox="0 0 65 4" draw:type="non-primitive" draw:enhanced-path="M 0 4 L 65 0 65 4 0 4 0 4 Z N"/>
            </draw:custom-shape>
            <draw:custom-shape draw:style-name="gr35" draw:text-style-name="P4" draw:layer="layout" svg:width="0.23cm" svg:height="0.325cm" svg:x="12.195cm" svg:y="7.539cm">
              <text:p/>
              <draw:enhanced-geometry svg:viewBox="0 0 130 184" draw:type="non-primitive" draw:enhanced-path="M 0 184 L 14 125 29 98 46 72 125 0 130 4 100 92 89 137 87 184 0 184 0 184 N"/>
            </draw:custom-shape>
            <draw:custom-shape draw:style-name="gr67" draw:text-style-name="P4" draw:layer="layout" svg:width="0.031cm" svg:height="0.024cm" svg:x="12.198cm" svg:y="7.528cm">
              <text:p/>
              <draw:enhanced-geometry svg:viewBox="0 0 17 13" draw:type="non-primitive" draw:enhanced-path="M 17 12 L 1 13 0 3 4 0 17 12 17 12 Z N"/>
            </draw:custom-shape>
            <draw:custom-shape draw:style-name="gr39" draw:text-style-name="P4" draw:layer="layout" svg:width="0.041cm" svg:height="0.025cm" svg:x="12.2cm" svg:y="7.539cm">
              <text:p/>
              <draw:enhanced-geometry svg:viewBox="0 0 23 14" draw:type="non-primitive" draw:enhanced-path="M 0 0 L 10 0 23 13 1 14 0 0 0 0 Z N"/>
            </draw:custom-shape>
            <draw:custom-shape draw:style-name="gr40" draw:text-style-name="P4" draw:layer="layout" svg:width="0.052cm" svg:height="0.027cm" svg:x="12.2cm" svg:y="7.549cm">
              <text:p/>
              <draw:enhanced-geometry svg:viewBox="0 0 29 15" draw:type="non-primitive" draw:enhanced-path="M 0 1 L 16 0 29 14 1 15 0 1 0 1 Z N"/>
            </draw:custom-shape>
            <draw:custom-shape draw:style-name="gr41" draw:text-style-name="P4" draw:layer="layout" svg:width="0.061cm" svg:height="0.029cm" svg:x="12.202cm" svg:y="7.562cm">
              <text:p/>
              <draw:enhanced-geometry svg:viewBox="0 0 34 16" draw:type="non-primitive" draw:enhanced-path="M 0 1 L 22 0 34 13 2 16 0 1 0 1 Z N"/>
            </draw:custom-shape>
            <draw:custom-shape draw:style-name="gr42" draw:text-style-name="P4" draw:layer="layout" svg:width="0.07cm" svg:height="0.025cm" svg:x="12.202cm" svg:y="7.574cm">
              <text:p/>
              <draw:enhanced-geometry svg:viewBox="0 0 39 14" draw:type="non-primitive" draw:enhanced-path="M 0 1 L 28 0 39 13 2 14 0 1 0 1 Z N"/>
            </draw:custom-shape>
            <draw:custom-shape draw:style-name="gr43" draw:text-style-name="P4" draw:layer="layout" svg:width="0.075cm" svg:height="0.029cm" svg:x="12.205cm" svg:y="7.585cm">
              <text:p/>
              <draw:enhanced-geometry svg:viewBox="0 0 42 16" draw:type="non-primitive" draw:enhanced-path="M 0 3 L 32 0 42 14 3 16 0 3 0 3 Z N"/>
            </draw:custom-shape>
            <draw:custom-shape draw:style-name="gr44" draw:text-style-name="P4" draw:layer="layout" svg:width="0.084cm" svg:height="0.029cm" svg:x="12.205cm" svg:y="7.597cm">
              <text:p/>
              <draw:enhanced-geometry svg:viewBox="0 0 47 16" draw:type="non-primitive" draw:enhanced-path="M 0 1 L 37 0 47 14 3 16 0 1 0 1 Z N"/>
            </draw:custom-shape>
            <draw:custom-shape draw:style-name="gr45" draw:text-style-name="P4" draw:layer="layout" svg:width="0.087cm" svg:height="0.031cm" svg:x="12.211cm" svg:y="7.609cm">
              <text:p/>
              <draw:enhanced-geometry svg:viewBox="0 0 49 17" draw:type="non-primitive" draw:enhanced-path="M 0 2 L 39 0 49 15 1 17 0 2 0 2 Z N"/>
            </draw:custom-shape>
            <draw:custom-shape draw:style-name="gr46" draw:text-style-name="P4" draw:layer="layout" svg:width="0.094cm" svg:height="0.033cm" svg:x="12.211cm" svg:y="7.622cm">
              <text:p/>
              <draw:enhanced-geometry svg:viewBox="0 0 53 18" draw:type="non-primitive" draw:enhanced-path="M 0 2 L 44 0 53 13 1 18 0 2 0 2 Z N"/>
            </draw:custom-shape>
            <draw:custom-shape draw:style-name="gr47" draw:text-style-name="P4" draw:layer="layout" svg:width="0.1cm" svg:height="0.031cm" svg:x="12.212cm" svg:y="7.636cm">
              <text:p/>
              <draw:enhanced-geometry svg:viewBox="0 0 56 17" draw:type="non-primitive" draw:enhanced-path="M 0 2 L 48 0 56 13 2 17 0 2 0 2 Z N"/>
            </draw:custom-shape>
            <draw:custom-shape draw:style-name="gr48" draw:text-style-name="P4" draw:layer="layout" svg:width="0.108cm" svg:height="0.033cm" svg:x="12.212cm" svg:y="7.645cm">
              <text:p/>
              <draw:enhanced-geometry svg:viewBox="0 0 61 18" draw:type="non-primitive" draw:enhanced-path="M 0 5 L 52 0 61 15 2 18 0 5 0 5 Z N"/>
            </draw:custom-shape>
            <draw:custom-shape draw:style-name="gr49" draw:text-style-name="P4" draw:layer="layout" svg:width="0.11cm" svg:height="0.031cm" svg:x="12.216cm" svg:y="7.659cm">
              <text:p/>
              <draw:enhanced-geometry svg:viewBox="0 0 62 17" draw:type="non-primitive" draw:enhanced-path="M 0 4 L 54 0 62 14 0 17 0 4 0 4 Z N"/>
            </draw:custom-shape>
            <draw:custom-shape draw:style-name="gr50" draw:text-style-name="P4" draw:layer="layout" svg:width="0.112cm" svg:height="0.031cm" svg:x="12.216cm" svg:y="7.671cm">
              <text:p/>
              <draw:enhanced-geometry svg:viewBox="0 0 63 17" draw:type="non-primitive" draw:enhanced-path="M 0 3 L 59 0 63 14 0 17 0 3 0 3 Z N"/>
            </draw:custom-shape>
            <draw:custom-shape draw:style-name="gr51" draw:text-style-name="P4" draw:layer="layout" svg:width="0.117cm" svg:height="0.031cm" svg:x="12.216cm" svg:y="7.683cm">
              <text:p/>
              <draw:enhanced-geometry svg:viewBox="0 0 66 17" draw:type="non-primitive" draw:enhanced-path="M 0 3 L 62 0 66 13 0 17 0 3 0 3 Z N"/>
            </draw:custom-shape>
            <draw:custom-shape draw:style-name="gr52" draw:text-style-name="P4" draw:layer="layout" svg:width="0.122cm" svg:height="0.031cm" svg:x="12.216cm" svg:y="7.696cm">
              <text:p/>
              <draw:enhanced-geometry svg:viewBox="0 0 69 17" draw:type="non-primitive" draw:enhanced-path="M 0 3 L 63 0 69 13 0 17 0 3 0 3 Z N"/>
            </draw:custom-shape>
            <draw:custom-shape draw:style-name="gr53" draw:text-style-name="P4" draw:layer="layout" svg:width="0.122cm" svg:height="0.031cm" svg:x="12.216cm" svg:y="7.706cm">
              <text:p/>
              <draw:enhanced-geometry svg:viewBox="0 0 69 17" draw:type="non-primitive" draw:enhanced-path="M 0 4 L 66 0 69 14 0 17 0 4 0 4 Z N"/>
            </draw:custom-shape>
            <draw:custom-shape draw:style-name="gr54" draw:text-style-name="P4" draw:layer="layout" svg:width="0.128cm" svg:height="0.031cm" svg:x="12.212cm" svg:y="7.719cm">
              <text:p/>
              <draw:enhanced-geometry svg:viewBox="0 0 72 17" draw:type="non-primitive" draw:enhanced-path="M 2 4 L 71 0 72 15 0 17 2 4 2 4 Z N"/>
            </draw:custom-shape>
            <draw:custom-shape draw:style-name="gr55" draw:text-style-name="P4" draw:layer="layout" svg:width="0.131cm" svg:height="0.034cm" svg:x="12.212cm" svg:y="7.731cm">
              <text:p/>
              <draw:enhanced-geometry svg:viewBox="0 0 74 19" draw:type="non-primitive" draw:enhanced-path="M 2 3 L 71 0 74 15 0 19 2 3 2 3 Z N"/>
            </draw:custom-shape>
            <draw:custom-shape draw:style-name="gr56" draw:text-style-name="P4" draw:layer="layout" svg:width="0.133cm" svg:height="0.033cm" svg:x="12.211cm" svg:y="7.745cm">
              <text:p/>
              <draw:enhanced-geometry svg:viewBox="0 0 75 18" draw:type="non-primitive" draw:enhanced-path="M 1 2 L 73 0 75 12 0 18 1 2 1 2 Z N"/>
            </draw:custom-shape>
            <draw:custom-shape draw:style-name="gr57" draw:text-style-name="P4" draw:layer="layout" svg:width="0.138cm" svg:height="0.033cm" svg:x="12.205cm" svg:y="7.758cm">
              <text:p/>
              <draw:enhanced-geometry svg:viewBox="0 0 78 18" draw:type="non-primitive" draw:enhanced-path="M 4 4 L 78 0 78 5 78 13 0 18 4 4 4 4 Z N"/>
            </draw:custom-shape>
            <draw:custom-shape draw:style-name="gr58" draw:text-style-name="P4" draw:layer="layout" svg:width="0.142cm" svg:height="0.038cm" svg:x="12.202cm" svg:y="7.766cm">
              <text:p/>
              <draw:enhanced-geometry svg:viewBox="0 0 80 21" draw:type="non-primitive" draw:enhanced-path="M 5 6 L 80 0 80 0 80 15 0 21 5 6 5 6 Z N"/>
            </draw:custom-shape>
            <draw:custom-shape draw:style-name="gr59" draw:text-style-name="P4" draw:layer="layout" svg:width="0.145cm" svg:height="0.033cm" svg:x="12.198cm" svg:y="7.78cm">
              <text:p/>
              <draw:enhanced-geometry svg:viewBox="0 0 82 18" draw:type="non-primitive" draw:enhanced-path="M 4 5 L 82 0 82 14 0 18 4 5 4 5 Z N"/>
            </draw:custom-shape>
            <draw:custom-shape draw:style-name="gr60" draw:text-style-name="P4" draw:layer="layout" svg:width="0.149cm" svg:height="0.036cm" svg:x="12.195cm" svg:y="7.793cm">
              <text:p/>
              <draw:enhanced-geometry svg:viewBox="0 0 84 20" draw:type="non-primitive" draw:enhanced-path="M 4 6 L 84 0 84 16 0 20 4 6 4 6 Z N"/>
            </draw:custom-shape>
            <draw:custom-shape draw:style-name="gr61" draw:text-style-name="P4" draw:layer="layout" svg:width="0.154cm" svg:height="0.034cm" svg:x="12.19cm" svg:y="7.805cm">
              <text:p/>
              <draw:enhanced-geometry svg:viewBox="0 0 87 19" draw:type="non-primitive" draw:enhanced-path="M 5 4 L 87 0 85 16 9 19 0 16 0 16 5 4 5 4 Z N"/>
            </draw:custom-shape>
            <draw:custom-shape draw:style-name="gr62" draw:text-style-name="P4" draw:layer="layout" svg:width="0.154cm" svg:height="0.031cm" svg:x="12.19cm" svg:y="7.821cm">
              <text:p/>
              <draw:enhanced-geometry svg:viewBox="0 0 87 17" draw:type="non-primitive" draw:enhanced-path="M 3 4 L 87 0 84 13 23 17 0 7 0 7 3 4 3 4 Z N"/>
            </draw:custom-shape>
            <draw:custom-shape draw:style-name="gr63" draw:text-style-name="P4" draw:layer="layout" svg:width="0.135cm" svg:height="0.031cm" svg:x="12.205cm" svg:y="7.833cm">
              <text:p/>
              <draw:enhanced-geometry svg:viewBox="0 0 76 17" draw:type="non-primitive" draw:enhanced-path="M 0 3 L 76 0 75 13 30 17 0 3 0 3 Z N"/>
            </draw:custom-shape>
            <draw:custom-shape draw:style-name="gr64" draw:text-style-name="P4" draw:layer="layout" svg:width="0.108cm" svg:height="0.029cm" svg:x="12.23cm" svg:y="7.844cm">
              <text:p/>
              <draw:enhanced-geometry svg:viewBox="0 0 61 16" draw:type="non-primitive" draw:enhanced-path="M 0 4 L 61 0 59 14 29 16 0 4 0 4 Z N"/>
            </draw:custom-shape>
            <draw:custom-shape draw:style-name="gr65" draw:text-style-name="P4" draw:layer="layout" svg:width="0.08cm" svg:height="0.029cm" svg:x="12.258cm" svg:y="7.856cm">
              <text:p/>
              <draw:enhanced-geometry svg:viewBox="0 0 45 16" draw:type="non-primitive" draw:enhanced-path="M 0 4 L 45 0 42 14 27 16 0 4 0 4 Z N"/>
            </draw:custom-shape>
            <draw:custom-shape draw:style-name="gr66" draw:text-style-name="P4" draw:layer="layout" svg:width="0.054cm" svg:height="0.025cm" svg:x="12.281cm" svg:y="7.869cm">
              <text:p/>
              <draw:enhanced-geometry svg:viewBox="0 0 30 14" draw:type="non-primitive" draw:enhanced-path="M 0 2 L 30 0 26 14 0 2 0 2 Z N"/>
            </draw:custom-shape>
            <draw:custom-shape draw:style-name="gr34" draw:text-style-name="P4" draw:layer="layout" svg:width="0.027cm" svg:height="0.013cm" svg:x="12.306cm" svg:y="7.881cm">
              <text:p/>
              <draw:enhanced-geometry svg:viewBox="0 0 15 7" draw:type="non-primitive" draw:enhanced-path="M 0 2 L 15 0 12 7 0 2 0 2 Z N"/>
            </draw:custom-shape>
            <draw:custom-shape draw:style-name="gr35" draw:text-style-name="P4" draw:layer="layout" svg:width="0.154cm" svg:height="0.366cm" svg:x="12.19cm" svg:y="7.528cm">
              <text:p/>
              <draw:enhanced-geometry svg:viewBox="0 0 87 207" draw:type="non-primitive" draw:enhanced-path="M 0 173 L 13 131 15 89 5 3 9 0 38 29 61 61 78 95 87 135 85 173 78 207 0 173 0 173 N"/>
            </draw:custom-shape>
            <draw:custom-shape draw:style-name="gr5" draw:text-style-name="P4" draw:layer="layout" svg:width="0.008cm" svg:height="0.031cm" svg:x="10.136cm" svg:y="6.944cm">
              <text:p/>
              <draw:enhanced-geometry svg:viewBox="0 0 4 17" draw:type="non-primitive" draw:enhanced-path="M 4 17 L 0 17 0 0 4 17 4 17 Z N"/>
            </draw:custom-shape>
            <draw:custom-shape draw:style-name="gr5" draw:text-style-name="P4" draw:layer="layout" svg:width="0.015cm" svg:height="0.061cm" svg:x="10.136cm" svg:y="6.944cm">
              <text:p/>
              <draw:enhanced-geometry svg:viewBox="0 0 8 34" draw:type="non-primitive" draw:enhanced-path="M 8 34 L 1 34 0 0 8 34 8 34 Z N"/>
            </draw:custom-shape>
            <draw:custom-shape draw:style-name="gr6" draw:text-style-name="P4" draw:layer="layout" svg:width="0.024cm" svg:height="0.063cm" svg:x="10.136cm" svg:y="6.974cm">
              <text:p/>
              <draw:enhanced-geometry svg:viewBox="0 0 13 35" draw:type="non-primitive" draw:enhanced-path="M 0 0 L 4 0 13 35 1 35 0 0 0 0 Z N"/>
            </draw:custom-shape>
            <draw:custom-shape draw:style-name="gr7" draw:text-style-name="P4" draw:layer="layout" svg:width="0.033cm" svg:height="0.068cm" svg:x="10.138cm" svg:y="7.004cm">
              <text:p/>
              <draw:enhanced-geometry svg:viewBox="0 0 18 38" draw:type="non-primitive" draw:enhanced-path="M 0 0 L 7 0 18 35 0 38 0 0 0 0 Z N"/>
            </draw:custom-shape>
            <draw:custom-shape draw:style-name="gr8" draw:text-style-name="P4" draw:layer="layout" svg:width="0.04cm" svg:height="0.066cm" svg:x="10.138cm" svg:y="7.036cm">
              <text:p/>
              <draw:enhanced-geometry svg:viewBox="0 0 22 37" draw:type="non-primitive" draw:enhanced-path="M 0 0 L 12 0 22 34 2 37 0 0 0 0 Z N"/>
            </draw:custom-shape>
            <draw:custom-shape draw:style-name="gr9" draw:text-style-name="P4" draw:layer="layout" svg:width="0.047cm" svg:height="0.066cm" svg:x="10.138cm" svg:y="7.066cm">
              <text:p/>
              <draw:enhanced-geometry svg:viewBox="0 0 26 37" draw:type="non-primitive" draw:enhanced-path="M 0 3 L 18 0 26 35 2 37 0 3 0 3 Z N"/>
            </draw:custom-shape>
            <draw:custom-shape draw:style-name="gr10" draw:text-style-name="P4" draw:layer="layout" svg:width="0.052cm" svg:height="0.068cm" svg:x="10.142cm" svg:y="7.096cm">
              <text:p/>
              <draw:enhanced-geometry svg:viewBox="0 0 29 38" draw:type="non-primitive" draw:enhanced-path="M 0 3 L 20 0 29 35 1 38 0 3 0 3 Z N"/>
            </draw:custom-shape>
            <draw:custom-shape draw:style-name="gr11" draw:text-style-name="P4" draw:layer="layout" svg:width="0.061cm" svg:height="0.068cm" svg:x="10.142cm" svg:y="7.128cm">
              <text:p/>
              <draw:enhanced-geometry svg:viewBox="0 0 34 38" draw:type="non-primitive" draw:enhanced-path="M 0 2 L 24 0 34 34 1 38 0 2 0 2 Z N"/>
            </draw:custom-shape>
            <draw:custom-shape draw:style-name="gr12" draw:text-style-name="P4" draw:layer="layout" svg:width="0.07cm" svg:height="0.07cm" svg:x="10.143cm" svg:y="7.158cm">
              <text:p/>
              <draw:enhanced-geometry svg:viewBox="0 0 39 39" draw:type="non-primitive" draw:enhanced-path="M 0 3 L 28 0 39 37 0 39 0 3 0 3 Z N"/>
            </draw:custom-shape>
            <draw:custom-shape draw:style-name="gr13" draw:text-style-name="P4" draw:layer="layout" svg:width="0.077cm" svg:height="0.07cm" svg:x="10.143cm" svg:y="7.188cm">
              <text:p/>
              <draw:enhanced-geometry svg:viewBox="0 0 43 39" draw:type="non-primitive" draw:enhanced-path="M 0 4 L 33 0 43 38 2 39 0 4 0 4 Z N"/>
            </draw:custom-shape>
            <draw:custom-shape draw:style-name="gr14" draw:text-style-name="P4" draw:layer="layout" svg:width="0.085cm" svg:height="0.064cm" svg:x="10.143cm" svg:y="7.223cm">
              <text:p/>
              <draw:enhanced-geometry svg:viewBox="0 0 48 36" draw:type="non-primitive" draw:enhanced-path="M 0 2 L 39 0 48 35 2 36 0 2 0 2 Z N"/>
            </draw:custom-shape>
            <draw:custom-shape draw:style-name="gr15" draw:text-style-name="P4" draw:layer="layout" svg:width="0.089cm" svg:height="0.064cm" svg:x="10.147cm" svg:y="7.255cm">
              <text:p/>
              <draw:enhanced-geometry svg:viewBox="0 0 50 36" draw:type="non-primitive" draw:enhanced-path="M 0 1 L 41 0 50 34 2 36 0 1 0 1 Z N"/>
            </draw:custom-shape>
            <draw:custom-shape draw:style-name="gr16" draw:text-style-name="P4" draw:layer="layout" svg:width="0.1cm" svg:height="0.066cm" svg:x="10.147cm" svg:y="7.285cm">
              <text:p/>
              <draw:enhanced-geometry svg:viewBox="0 0 56 37" draw:type="non-primitive" draw:enhanced-path="M 0 1 L 46 0 56 34 2 37 0 1 0 1 Z N"/>
            </draw:custom-shape>
            <draw:custom-shape draw:style-name="gr17" draw:text-style-name="P4" draw:layer="layout" svg:width="0.103cm" svg:height="0.068cm" svg:x="10.15cm" svg:y="7.315cm">
              <text:p/>
              <draw:enhanced-geometry svg:viewBox="0 0 58 38" draw:type="non-primitive" draw:enhanced-path="M 0 2 L 48 0 58 35 0 38 0 2 0 2 Z N"/>
            </draw:custom-shape>
            <draw:custom-shape draw:style-name="gr18" draw:text-style-name="P4" draw:layer="layout" svg:width="0.11cm" svg:height="0.068cm" svg:x="10.15cm" svg:y="7.345cm">
              <text:p/>
              <draw:enhanced-geometry svg:viewBox="0 0 62 38" draw:type="non-primitive" draw:enhanced-path="M 0 3 L 54 0 62 35 2 38 0 3 0 3 Z N"/>
            </draw:custom-shape>
            <draw:custom-shape draw:style-name="gr19" draw:text-style-name="P4" draw:layer="layout" svg:width="0.119cm" svg:height="0.066cm" svg:x="10.15cm" svg:y="7.377cm">
              <text:p/>
              <draw:enhanced-geometry svg:viewBox="0 0 67 37" draw:type="non-primitive" draw:enhanced-path="M 0 3 L 58 0 67 34 2 37 0 3 0 3 Z N"/>
            </draw:custom-shape>
            <draw:custom-shape draw:style-name="gr20" draw:text-style-name="P4" draw:layer="layout" svg:width="0.126cm" svg:height="0.07cm" svg:x="10.154cm" svg:y="7.407cm">
              <text:p/>
              <draw:enhanced-geometry svg:viewBox="0 0 71 39" draw:type="non-primitive" draw:enhanced-path="M 0 3 L 60 0 71 35 1 39 0 3 0 3 Z N"/>
            </draw:custom-shape>
            <draw:custom-shape draw:style-name="gr21" draw:text-style-name="P4" draw:layer="layout" svg:width="0.135cm" svg:height="0.07cm" svg:x="10.154cm" svg:y="7.437cm">
              <text:p/>
              <draw:enhanced-geometry svg:viewBox="0 0 76 39" draw:type="non-primitive" draw:enhanced-path="M 0 3 L 65 0 76 35 1 39 0 3 0 3 Z N"/>
            </draw:custom-shape>
            <draw:custom-shape draw:style-name="gr22" draw:text-style-name="P4" draw:layer="layout" svg:width="0.142cm" svg:height="0.068cm" svg:x="10.156cm" svg:y="7.468cm">
              <text:p/>
              <draw:enhanced-geometry svg:viewBox="0 0 80 38" draw:type="non-primitive" draw:enhanced-path="M 0 4 L 70 0 80 34 0 38 0 4 0 4 Z N"/>
            </draw:custom-shape>
            <draw:custom-shape draw:style-name="gr23" draw:text-style-name="P4" draw:layer="layout" svg:width="0.149cm" svg:height="0.07cm" svg:x="10.156cm" svg:y="7.498cm">
              <text:p/>
              <draw:enhanced-geometry svg:viewBox="0 0 84 39" draw:type="non-primitive" draw:enhanced-path="M 0 4 L 75 0 84 34 2 39 0 4 0 4 Z N"/>
            </draw:custom-shape>
            <draw:custom-shape draw:style-name="gr24" draw:text-style-name="P4" draw:layer="layout" svg:width="0.156cm" svg:height="0.07cm" svg:x="10.156cm" svg:y="7.528cm">
              <text:p/>
              <draw:enhanced-geometry svg:viewBox="0 0 88 39" draw:type="non-primitive" draw:enhanced-path="M 0 4 L 80 0 88 35 2 39 0 4 0 4 Z N"/>
            </draw:custom-shape>
            <draw:custom-shape draw:style-name="gr25" draw:text-style-name="P4" draw:layer="layout" svg:width="0.163cm" svg:height="0.073cm" svg:x="10.159cm" svg:y="7.558cm">
              <text:p/>
              <draw:enhanced-geometry svg:viewBox="0 0 92 41" draw:type="non-primitive" draw:enhanced-path="M 0 5 L 82 0 92 36 1 41 0 5 0 5 Z N"/>
            </draw:custom-shape>
            <draw:custom-shape draw:style-name="gr26" draw:text-style-name="P4" draw:layer="layout" svg:width="0.17cm" svg:height="0.071cm" svg:x="10.159cm" svg:y="7.59cm">
              <text:p/>
              <draw:enhanced-geometry svg:viewBox="0 0 96 40" draw:type="non-primitive" draw:enhanced-path="M 0 4 L 86 0 96 36 1 40 0 4 0 4 Z N"/>
            </draw:custom-shape>
            <draw:custom-shape draw:style-name="gr27" draw:text-style-name="P4" draw:layer="layout" svg:width="0.177cm" svg:height="0.07cm" svg:x="10.161cm" svg:y="7.622cm">
              <text:p/>
              <draw:enhanced-geometry svg:viewBox="0 0 100 39" draw:type="non-primitive" draw:enhanced-path="M 0 5 L 91 0 100 35 0 39 0 5 0 5 Z N"/>
            </draw:custom-shape>
            <draw:custom-shape draw:style-name="gr28" draw:text-style-name="P4" draw:layer="layout" svg:width="0.184cm" svg:height="0.07cm" svg:x="10.161cm" svg:y="7.653cm">
              <text:p/>
              <draw:enhanced-geometry svg:viewBox="0 0 104 39" draw:type="non-primitive" draw:enhanced-path="M 0 4 L 95 0 104 34 3 39 0 4 0 4 Z N"/>
            </draw:custom-shape>
            <draw:custom-shape draw:style-name="gr29" draw:text-style-name="P4" draw:layer="layout" svg:width="0.195cm" svg:height="0.07cm" svg:x="10.161cm" svg:y="7.683cm">
              <text:p/>
              <draw:enhanced-geometry svg:viewBox="0 0 110 39" draw:type="non-primitive" draw:enhanced-path="M 0 4 L 100 0 110 35 3 39 0 4 0 4 Z N"/>
            </draw:custom-shape>
            <draw:custom-shape draw:style-name="gr30" draw:text-style-name="P4" draw:layer="layout" svg:width="0.2cm" svg:height="0.075cm" svg:x="10.166cm" svg:y="7.713cm">
              <text:p/>
              <draw:enhanced-geometry svg:viewBox="0 0 113 42" draw:type="non-primitive" draw:enhanced-path="M 0 5 L 101 0 113 35 2 42 0 5 0 5 Z N"/>
            </draw:custom-shape>
            <draw:custom-shape draw:style-name="gr31" draw:text-style-name="P4" draw:layer="layout" svg:width="0.207cm" svg:height="0.073cm" svg:x="10.166cm" svg:y="7.745cm">
              <text:p/>
              <draw:enhanced-geometry svg:viewBox="0 0 117 41" draw:type="non-primitive" draw:enhanced-path="M 0 4 L 107 0 117 34 2 41 0 4 0 4 Z N"/>
            </draw:custom-shape>
            <draw:custom-shape draw:style-name="gr32" draw:text-style-name="P4" draw:layer="layout" svg:width="0.211cm" svg:height="0.075cm" svg:x="10.17cm" svg:y="7.775cm">
              <text:p/>
              <draw:enhanced-geometry svg:viewBox="0 0 119 42" draw:type="non-primitive" draw:enhanced-path="M 0 7 L 111 0 119 34 112 34 0 42 0 7 0 7 Z N"/>
            </draw:custom-shape>
            <draw:custom-shape draw:style-name="gr33" draw:text-style-name="P4" draw:layer="layout" svg:width="0.211cm" svg:height="0.063cm" svg:x="10.17cm" svg:y="7.805cm">
              <text:p/>
              <draw:enhanced-geometry svg:viewBox="0 0 119 35" draw:type="non-primitive" draw:enhanced-path="M 0 7 L 115 0 119 17 1 35 1 35 0 7 0 7 Z N"/>
            </draw:custom-shape>
            <draw:custom-shape draw:style-name="gr34" draw:text-style-name="P4" draw:layer="layout" svg:width="0.198cm" svg:height="0.033cm" svg:x="10.17cm" svg:y="7.835cm">
              <text:p/>
              <draw:enhanced-geometry svg:viewBox="0 0 112 18" draw:type="non-primitive" draw:enhanced-path="M 0 8 L 112 0 1 18 1 18 0 8 0 8 Z N"/>
            </draw:custom-shape>
            <draw:custom-shape draw:style-name="gr35" draw:text-style-name="P4" draw:layer="layout" svg:width="0.244cm" svg:height="0.923cm" svg:x="10.136cm" svg:y="6.944cm">
              <text:p/>
              <draw:enhanced-geometry svg:viewBox="0 0 138 523" draw:type="non-primitive" draw:enhanced-path="M 20 523 L 0 0 138 505 20 523 20 523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fo:text-align="end" style:text-autospace="ideograph-alpha" style:punctuation-wrap="simple" style:line-break="strict" style:writing-mode="rl-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Nachlieli CL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ברירת_20_מחדל" style:display-name="ברירת מחדל"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moran</meta:initial-creator>
    <meta:creation-date>2006-11-01T00:42:30</meta:creation-date>
    <dc:creator>moran</dc:creator>
    <dc:date>2006-11-01T00:51:43</dc:date>
    <dc:language>en-US</dc:language>
    <meta:editing-cycles>2</meta:editing-cycles>
    <meta:editing-duration>PT3M26S</meta:editing-duration>
    <meta:user-defined meta:name="Info 1"/>
    <meta:user-defined meta:name="Info 2"/>
    <meta:user-defined meta:name="Info 3"/>
    <meta:user-defined meta:name="Info 4"/>
    <meta:document-statistic meta:object-count="210"/>
  </office:meta>
</office:document-meta>
</file>